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Таблица1" style:family="table">
      <style:table-properties style:width="7.255cm" fo:margin-left="0cm" table:align="left"/>
    </style:style>
    <style:style style:name="Таблица1.A" style:family="table-column">
      <style:table-column-properties style:column-width="3.627cm"/>
    </style:style>
    <style:style style:name="Таблица1.B" style:family="table-column">
      <style:table-column-properties style:column-width="3.628cm"/>
    </style:style>
    <style:style style:name="Таблица1.A1" style:family="table-cell">
      <style:table-cell-properties fo:padding-left="0.191cm" fo:padding-right="0.191cm" fo:padding-top="0cm" fo:padding-bottom="0cm" fo:border="0.018cm solid #000000"/>
    </style:style>
    <style:style style:name="Таблица1.8" style:family="table-row">
      <style:table-row-properties style:min-row-height="0.332cm" style:use-optimal-row-height="false"/>
    </style:style>
    <style:style style:name="Таблица2" style:family="table">
      <style:table-properties style:width="11.134cm" fo:margin-left="0.026cm" table:align="left"/>
    </style:style>
    <style:style style:name="Таблица2.A" style:family="table-column">
      <style:table-column-properties style:column-width="1.535cm"/>
    </style:style>
    <style:style style:name="Таблица2.B" style:family="table-column">
      <style:table-column-properties style:column-width="2.011cm"/>
    </style:style>
    <style:style style:name="Таблица2.C" style:family="table-column">
      <style:table-column-properties style:column-width="3.81cm"/>
    </style:style>
    <style:style style:name="Таблица2.D" style:family="table-column">
      <style:table-column-properties style:column-width="3.778cm"/>
    </style:style>
    <style:style style:name="Таблица2.A1" style:family="table-cell">
      <style:table-cell-properties fo:padding-left="0.191cm" fo:padding-right="0.191cm" fo:padding-top="0cm" fo:padding-bottom="0cm" fo:border="0.018cm solid #000000"/>
    </style:style>
    <style:style style:name="Таблица3" style:family="table">
      <style:table-properties style:width="7.255cm" table:align="right"/>
    </style:style>
    <style:style style:name="Таблица3.A" style:family="table-column">
      <style:table-column-properties style:column-width="3.627cm"/>
    </style:style>
    <style:style style:name="Таблица3.B" style:family="table-column">
      <style:table-column-properties style:column-width="3.628cm"/>
    </style:style>
    <style:style style:name="Таблица3.A1" style:family="table-cell">
      <style:table-cell-properties fo:padding-left="0.191cm" fo:padding-right="0.191cm" fo:padding-top="0cm" fo:padding-bottom="0cm" fo:border="0.018cm solid #000000"/>
    </style:style>
    <style:style style:name="Таблица4" style:family="table">
      <style:table-properties style:width="7.255cm" table:align="right"/>
    </style:style>
    <style:style style:name="Таблица4.A" style:family="table-column">
      <style:table-column-properties style:column-width="3.016cm"/>
    </style:style>
    <style:style style:name="Таблица4.B" style:family="table-column">
      <style:table-column-properties style:column-width="4.239cm"/>
    </style:style>
    <style:style style:name="Таблица4.A1" style:family="table-cell">
      <style:table-cell-properties fo:padding-left="0.191cm" fo:padding-right="0.191cm" fo:padding-top="0cm" fo:padding-bottom="0cm" fo:border="0.018cm solid #000000"/>
    </style:style>
    <style:style style:name="Таблица5" style:family="table">
      <style:table-properties style:width="7.255cm" table:align="right"/>
    </style:style>
    <style:style style:name="Таблица5.A" style:family="table-column">
      <style:table-column-properties style:column-width="3.627cm"/>
    </style:style>
    <style:style style:name="Таблица5.B" style:family="table-column">
      <style:table-column-properties style:column-width="3.628cm"/>
    </style:style>
    <style:style style:name="Таблица5.A1" style:family="table-cell">
      <style:table-cell-properties fo:padding-left="0.191cm" fo:padding-right="0.191cm" fo:padding-top="0cm" fo:padding-bottom="0cm" fo:border="0.018cm solid #000000"/>
    </style:style>
    <style:style style:name="Таблица6" style:family="table">
      <style:table-properties style:width="6.442cm" fo:margin-left="0cm" table:align="left"/>
    </style:style>
    <style:style style:name="Таблица6.A" style:family="table-column">
      <style:table-column-properties style:column-width="1.692cm"/>
    </style:style>
    <style:style style:name="Таблица6.B" style:family="table-column">
      <style:table-column-properties style:column-width="2.251cm"/>
    </style:style>
    <style:style style:name="Таблица6.C" style:family="table-column">
      <style:table-column-properties style:column-width="2.499cm"/>
    </style:style>
    <style:style style:name="Таблица6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Standard">
      <style:paragraph-properties fo:margin-left="-0.25cm" fo:margin-right="0cm" fo:text-align="justify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c9211e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align="justify" style:justify-single-word="false" fo:text-indent="0.614cm" style:auto-text-indent="false">
        <style:tab-stops/>
      </style:paragraph-properties>
    </style:style>
    <style:style style:name="P23" style:family="paragraph" style:parent-style-name="Standard">
      <style:paragraph-properties fo:margin-top="0cm" fo:margin-bottom="0cm" fo:line-height="100%" fo:text-align="center" style:justify-single-word="false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en" fo:country="US" style:font-size-asian="14pt" style:font-name-complex="Times New Roman"/>
    </style:style>
    <style:style style:name="P27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1" style:family="paragraph" style:parent-style-name="Standard">
      <style:paragraph-properties fo:margin-left="0.635cm" fo:margin-right="0cm" fo:text-align="justify" style:justify-single-word="false" fo:text-indent="0.75cm" style:auto-text-indent="false">
        <style:tab-stops/>
      </style:paragraph-properties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.501cm" fo:margin-right="0cm" fo:text-align="justify" style:justify-single-word="false" fo:text-indent="0.499cm" style:auto-text-indent="false">
        <style:tab-stops/>
      </style:paragraph-properties>
    </style:style>
    <style:style style:name="P35" style:family="paragraph" style:parent-style-name="Standard">
      <style:paragraph-properties fo:margin-left="0.501cm" fo:margin-right="0cm" fo:text-align="justify" style:justify-single-word="false" fo:text-indent="0.75cm" style:auto-text-indent="false">
        <style:tab-stops/>
      </style:paragraph-properties>
    </style:style>
    <style:style style:name="P36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7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</style:style>
    <style:style style:name="P38" style:family="paragraph" style:parent-style-name="Standard">
      <style:paragraph-properties fo:text-align="justify" style:justify-single-word="false" fo:break-before="page"/>
    </style:style>
    <style:style style:name="P39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</style:style>
    <style:style style:name="P40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1" style:family="paragraph" style:parent-style-name="Standard">
      <style:paragraph-properties fo:margin-left="1.249cm" fo:margin-right="0cm" fo:text-align="justify" style:justify-single-word="false" fo:text-indent="0.503cm" style:auto-text-indent="false">
        <style:tab-stops/>
      </style:paragraph-properties>
    </style:style>
    <style:style style:name="P42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3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</style:style>
    <style:style style:name="P44" style:family="paragraph" style:parent-style-name="Standard">
      <style:paragraph-properties fo:margin-left="1.251cm" fo:margin-right="0cm" fo:text-align="justify" style:justify-single-word="false" fo:text-indent="1.247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5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46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884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8" style:family="paragraph" style:parent-style-name="Standard" style:master-page-name="MP0">
      <style:paragraph-properties fo:margin-left="-0.25cm" fo:margin-right="0cm" fo:text-align="justify" style:justify-single-word="false" fo:text-indent="0cm" style:auto-text-indent="false" style:page-number="auto" fo:break-before="page">
        <style:tab-stops/>
      </style:paragraph-properties>
      <style:text-properties style:font-name="Times New Roman" fo:font-size="18pt" style:font-size-asian="18pt" style:font-name-complex="Times New Roman" style:font-size-complex="14pt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Абзац_20_списка" style:list-style-name="WWNum4"/>
    <style:style style:name="P51" style:family="paragraph" style:parent-style-name="Абзац_20_списка" style:list-style-name="WWNum4">
      <style:text-properties style:font-name="Times New Roman" fo:font-size="18pt" style:font-size-asian="18pt" style:font-name-complex="Times New Roman" style:font-size-complex="14pt"/>
    </style:style>
    <style:style style:name="P52" style:family="paragraph" style:parent-style-name="Абзац_20_списка">
      <style:text-properties style:font-name="Times New Roman" fo:font-size="14pt" style:font-size-asian="14pt" style:font-name-complex="Times New Roman" style:font-size-complex="14pt"/>
    </style:style>
    <style:style style:name="P53" style:family="paragraph" style:parent-style-name="Абзац_20_списка" style:list-style-name="WWNum6">
      <style:text-properties style:font-name="Times New Roman" fo:font-size="14pt" style:font-size-asian="14pt" style:font-name-complex="Times New Roman" style:font-size-complex="14pt"/>
    </style:style>
    <style:style style:name="P54" style:family="paragraph" style:parent-style-name="Абзац_20_списка" style:list-style-name="WWNum11">
      <style:text-properties style:font-name="Times New Roman" fo:font-size="14pt" style:font-size-asian="14pt" style:font-name-complex="Times New Roman" style:font-size-complex="14pt"/>
    </style:style>
    <style:style style:name="P55" style:family="paragraph" style:parent-style-name="Абзац_20_списка" style:list-style-name="WWNum29">
      <style:text-properties style:font-name="Times New Roman" fo:font-size="14pt" style:font-size-asian="14pt" style:font-name-complex="Times New Roman"/>
    </style:style>
    <style:style style:name="P56" style:family="paragraph" style:parent-style-name="Абзац_20_списка" style:list-style-name="WWNum30">
      <style:text-properties style:font-name="Times New Roman" fo:font-size="14pt" style:font-size-asian="14pt" style:font-name-complex="Times New Roman"/>
    </style:style>
    <style:style style:name="P57" style:family="paragraph" style:parent-style-name="Абзац_20_списка" style:list-style-name="WWNum27">
      <style:text-properties style:font-name="Times New Roman" fo:font-size="14pt" style:font-size-asian="14pt" style:font-name-complex="Times New Roman"/>
    </style:style>
    <style:style style:name="P58" style:family="paragraph" style:parent-style-name="Абзац_20_списка" style:list-style-name="WWNum28">
      <style:text-properties style:font-name="Times New Roman" fo:font-size="14pt" style:font-size-asian="14pt" style:font-name-complex="Times New Roman"/>
    </style:style>
    <style:style style:name="P59" style:family="paragraph" style:parent-style-name="Абзац_20_списка">
      <style:text-properties style:font-name="Times New Roman" fo:font-size="14pt" fo:language="en" fo:country="US" style:font-size-asian="14pt" style:font-name-complex="Times New Roman" style:font-size-complex="14pt"/>
    </style:style>
    <style:style style:name="P60" style:family="paragraph" style:parent-style-name="Абзац_20_списка" style:list-style-name="WWNum29">
      <style:text-properties style:font-name="Times New Roman" fo:font-size="14pt" fo:language="en" fo:country="US" style:font-size-asian="14pt" style:font-name-complex="Times New Roman"/>
    </style:style>
    <style:style style:name="P61" style:family="paragraph" style:parent-style-name="Абзац_20_списка" style:list-style-name="WWNum27">
      <style:text-properties style:font-name="Times New Roman" fo:font-size="14pt" fo:language="en" fo:country="US" style:font-size-asian="14pt" style:font-name-complex="Times New Roman"/>
    </style:style>
    <style:style style:name="P62" style:family="paragraph" style:parent-style-name="Абзац_20_списка" style:list-style-name="WWNum6"/>
    <style:style style:name="P63" style:family="paragraph" style:parent-style-name="Абзац_20_списка" style:list-style-name="WWNum11"/>
    <style:style style:name="P64" style:family="paragraph" style:parent-style-name="Абзац_20_списка" style:list-style-name=""/>
    <style:style style:name="P65" style:family="paragraph" style:parent-style-name="Абзац_20_списка" style:list-style-name="WWNum24"/>
    <style:style style:name="P66" style:family="paragraph" style:parent-style-name="Абзац_20_списка" style:list-style-name="WWNum23"/>
    <style:style style:name="P67" style:family="paragraph" style:parent-style-name="Абзац_20_списка" style:list-style-name="WWNum29"/>
    <style:style style:name="P68" style:family="paragraph" style:parent-style-name="Абзац_20_списка" style:list-style-name="WWNum30"/>
    <style:style style:name="P69" style:family="paragraph" style:parent-style-name="Абзац_20_списка" style:list-style-name="WWNum27"/>
    <style:style style:name="P70" style:family="paragraph" style:parent-style-name="Абзац_20_списка" style:list-style-name="WWNum28"/>
    <style:style style:name="P71" style:family="paragraph" style:parent-style-name="Абзац_20_списка" style:list-style-name="WWNum20"/>
    <style:style style:name="P72" style:family="paragraph" style:parent-style-name="Абзац_20_списка" style:list-style-name="WWNum20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3" style:family="paragraph" style:parent-style-name="Абзац_20_списка" style:list-style-name="WWNum26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4" style:family="paragraph" style:parent-style-name="Абзац_20_списка" style:list-style-name="WWNum31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5" style:family="paragraph" style:parent-style-name="Абзац_20_списка" style:list-style-name="WWNum32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6" style:family="paragraph" style:parent-style-name="Абзац_20_списка" style:list-style-name="WWNum21"/>
    <style:style style:name="P77" style:family="paragraph" style:parent-style-name="Абзац_20_списка" style:list-style-name="WWNum26"/>
    <style:style style:name="P78" style:family="paragraph" style:parent-style-name="Абзац_20_списка" style:list-style-name="WWNum31"/>
    <style:style style:name="P79" style:family="paragraph" style:parent-style-name="Абзац_20_списка" style:list-style-name="WWNum32"/>
    <style:style style:name="P80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  <style:text-properties style:font-name="Times New Roman" fo:font-style="italic" style:font-style-asian="italic" style:font-name-complex="Times New Roman" style:font-size-complex="14pt"/>
    </style:style>
    <style:style style:name="P81" style:family="paragraph" style:parent-style-name="Абзац_20_списка" style:list-style-name="">
      <style:paragraph-properties fo:margin-left="1.397cm" fo:margin-right="0cm" fo:text-indent="0cm" style:auto-text-indent="false">
        <style:tab-stops/>
      </style:paragraph-properties>
    </style:style>
    <style:style style:name="P82" style:family="paragraph" style:parent-style-name="Абзац_20_списка" style:list-style-name="">
      <style:paragraph-properties fo:margin-left="1.27cm" fo:margin-right="0cm" fo:text-indent="0cm" style:auto-text-indent="false">
        <style:tab-stops/>
      </style:paragraph-properties>
    </style:style>
    <style:style style:name="P83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</style:style>
    <style:style style:name="P84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5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86" style:family="paragraph" style:parent-style-name="Heading_20_3">
      <style:paragraph-properties fo:text-align="justify" style:justify-single-word="false"/>
      <style:text-properties style:font-name="Times New Roman"/>
    </style:style>
    <style:style style:name="P87" style:family="paragraph" style:parent-style-name="Heading_20_1">
      <style:paragraph-properties fo:text-align="justify" style:justify-single-word="false"/>
    </style:style>
    <style:style style:name="P88" style:family="paragraph" style:parent-style-name="Heading_20_1">
      <style:paragraph-properties fo:text-align="justify" style:justify-single-word="false"/>
      <style:text-properties style:font-name="Times New Roman" style:font-name-complex="Times New Roman"/>
    </style:style>
    <style:style style:name="P89" style:family="paragraph" style:parent-style-name="Heading_20_1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90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91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Times New Roman" fo:font-size="18pt" style:font-size-asian="18pt" style:font-name-complex="Times New Roman" style:font-size-complex="14pt"/>
    </style:style>
    <style:style style:name="T2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"/>
    </style:style>
    <style:style style:name="T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11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12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6" style:family="text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/>
    </style:style>
    <style:style style:name="T17" style:family="text">
      <style:text-properties style:font-name="Times New Roman" style:language-asian="ru" style:country-asian="RU"/>
    </style:style>
    <style:style style:name="T18" style:family="text">
      <style:text-properties style:font-name="Times New Roman" fo:font-size="12pt" style:font-size-asian="12pt" style:font-name-complex="Times New Roman" style:font-size-complex="12pt"/>
    </style:style>
    <style:style style:name="T19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0" style:family="text">
      <style:text-properties fo:color="#000000" style:font-name="Times New Roman" fo:font-size="14pt" style:font-size-asian="14pt" style:font-name-complex="Times New Roman" style:font-size-complex="14pt"/>
    </style:style>
    <style:style style:name="T21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22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3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4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T25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6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27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8" style:family="text">
      <style:text-properties fo:color="#ff0000"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29" style:family="text">
      <style:text-properties fo:color="#ff0000" style:font-name="Times New Roman" fo:font-size="14pt" fo:font-weight="bold" style:font-size-asian="14pt" style:font-weight-asian="bold" style:font-name-complex="Times New Roman" style:font-size-complex="14pt"/>
    </style:style>
    <style:style style:name="T30" style:family="text">
      <style:text-properties fo:color="#ff0000" style:font-name="Times New Roman" fo:font-size="14pt" fo:font-style="italic" style:font-size-asian="14pt" style:font-style-asian="italic" style:font-name-complex="Times New Roman" style:font-size-complex="14pt"/>
    </style:style>
    <style:style style:name="T31" style:family="text">
      <style:text-properties fo:color="#ff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32" style:family="text">
      <style:text-properties fo:color="#c9211e" style:font-name="Times New Roman" fo:font-size="14pt" fo:language="en" fo:country="US" style:font-size-asian="14pt" style:font-name-complex="Times New Roman" style:font-size-complex="14pt"/>
    </style:style>
    <style:style style:name="T33" style:family="text">
      <style:text-properties fo:color="#c9211e" style:font-name="Times New Roman" fo:font-size="14pt" style:font-size-asian="14pt" style:font-name-complex="Times New Roman" style:font-size-complex="14pt"/>
    </style:style>
    <style:style style:name="T34" style:family="text"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T35" style:family="text">
      <style:text-properties fo:color="#800000" style:font-name="Times New Roman" fo:font-size="14pt" style:font-size-asian="14pt" style:font-name-complex="Times New Roman" style:font-size-complex="14pt"/>
    </style:style>
    <style:style style:name="T36" style:family="text">
      <style:text-properties fo:color="#8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7" style:family="text">
      <style:text-properties fo:color="#c00000" style:font-name="Times New Roman" fo:font-size="14pt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38" style:family="text">
      <style:text-properties fo:color="#c00000" style:font-name="Times New Roman" fo:font-size="14pt" fo:language="en" fo:country="US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План развития.</text:p>
      <text:p text:style-name="P1"><text:span text:style-name="Основной_20_шрифт_20_абзаца"><text:span text:style-name="T1">Процессорное устройство </text:span></text:span><text:span text:style-name="Основной_20_шрифт_20_абзаца"><text:span text:style-name="T2">SMP</text:span></text:span><text:span text:style-name="Основной_20_шрифт_20_абзаца"><text:span text:style-name="T1">(</text:span></text:span><text:span text:style-name="Основной_20_шрифт_20_абзаца"><text:span text:style-name="T2">Simple</text:span></text:span><text:span text:style-name="Основной_20_шрифт_20_абзаца"><text:span text:style-name="T1"> </text:span></text:span><text:span text:style-name="Основной_20_шрифт_20_абзаца"><text:span text:style-name="T2">MultiProcessor</text:span></text:span><text:span text:style-name="Основной_20_шрифт_20_абзаца"><text:span text:style-name="T1">).</text:span></text:span></text:p>
      <text:list xml:id="list2783434393617298314" text:style-name="WWNum4">
        <text:list-item text:start-value="1">
          <text:p text:style-name="P50"><text:span text:style-name="Основной_20_шрифт_20_абзаца"><text:span text:style-name="T1">Модель многоядерного процессора.(</text:span></text:span><text:span text:style-name="Основной_20_шрифт_20_абзаца"><text:span text:style-name="T2">Verilog</text:span></text:span><text:span text:style-name="Основной_20_шрифт_20_абзаца"><text:span text:style-name="T1">/</text:span></text:span><text:span text:style-name="Основной_20_шрифт_20_абзаца"><text:span text:style-name="T2">System</text:span></text:span><text:span text:style-name="Основной_20_шрифт_20_абзаца"><text:span text:style-name="T1"> </text:span></text:span><text:span text:style-name="Основной_20_шрифт_20_абзаца"><text:span text:style-name="T2">Verilog</text:span></text:span><text:span text:style-name="Основной_20_шрифт_20_абзаца"><text:span text:style-name="T1">)</text:span></text:span></text:p>
        </text:list-item>
        <text:list-item>
          <text:p text:style-name="P50"><text:span text:style-name="Основной_20_шрифт_20_абзаца"><text:span text:style-name="T1">Ассемблер. (</text:span></text:span><text:span text:style-name="Основной_20_шрифт_20_абзаца"><text:span text:style-name="T2">C</text:span></text:span><text:span text:style-name="Основной_20_шрифт_20_абзаца"><text:span text:style-name="T1">++)</text:span></text:span></text:p>
        </text:list-item>
        <text:list-item>
          <text:p text:style-name="P51">Компилятор с языка высокого уровня. (С++)</text:p>
        </text:list-item>
        <text:list-item>
          <text:p text:style-name="P51">Эмулятор. (С++)</text:p>
        </text:list-item>
      </text:list>
      <text:list xml:id="list5891504589039618977" text:style-name="WWNum19">
        <text:list-item text:start-value="1">
          <text:p text:style-name="P80">(В скобках указаны технологии реализации)</text:p>
        </text:list-item>
      </text:list>
      <text:h text:style-name="P87" text:outline-level="1"><text:span text:style-name="Основной_20_шрифт_20_абзаца"><text:span text:style-name="T3">Verilog</text:span></text:span><text:span text:style-name="Основной_20_шрифт_20_абзаца"><text:span text:style-name="T4">-модель многоядерного процессора.</text:span></text:span></text:h>
      <text:p text:style-name="P5"><text:tab/></text:p>
      <text:p text:style-name="P14">Этапы разработки</text:p>
      <text:list xml:id="list634108156076643684" text:style-name="WWNum6">
        <text:list-item text:start-value="1">
          <text:p text:style-name="P62"><text:span text:style-name="Основной_20_шрифт_20_абзаца"><text:span text:style-name="T6">Разр</text:span></text:span><text:span text:style-name="Основной_20_шрифт_20_абзаца"><text:span text:style-name="T6">аботка </text:span></text:span><text:span text:style-name="Основной_20_шрифт_20_абзаца"><text:span text:style-name="T9">ISA.</text:span></text:span></text:p>
        </text:list-item>
        <text:list-item>
          <text:p text:style-name="P53">Разработка Микроархитектуры вычислительного ядра.</text:p>
        </text:list-item>
        <text:list-item>
          <text:p text:style-name="P53">Разработка Модели взаимодействия ядер между собой и памятью.</text:p>
        </text:list-item>
        <text:list-item>
          <text:p text:style-name="P62"><text:span text:style-name="Основной_20_шрифт_20_абзаца"><text:span text:style-name="T6">Разработка и верификация </text:span></text:span><text:span text:style-name="Основной_20_шрифт_20_абзаца"><text:span text:style-name="T9">Verilog</text:span></text:span><text:span text:style-name="Основной_20_шрифт_20_абзаца"><text:span text:style-name="T6">-модели.</text:span></text:span></text:p>
        </text:list-item>
      </text:list>
      <text:h text:style-name="P88" text:outline-level="1">Ассемблер.</text:h>
      <text:p text:style-name="P5"/>
      <text:p text:style-name="P15"><text:span text:style-name="Основной_20_шрифт_20_абзаца"><text:span text:style-name="T6">Ассемблер для архитектуры </text:span></text:span><text:span text:style-name="Основной_20_шрифт_20_абзаца"><text:span text:style-name="T9">SMP</text:span></text:span><text:span text:style-name="Основной_20_шрифт_20_абзаца"><text:span text:style-name="T6">, предполагается реализовывать на ЯП </text:span></text:span><text:span text:style-name="Основной_20_шрифт_20_абзаца"><text:span text:style-name="T9">C</text:span></text:span><text:span text:style-name="Основной_20_шрифт_20_абзаца"><text:span text:style-name="T6">++. </text:span></text:span><text:span text:style-name="Основной_20_шрифт_20_абзаца"><text:span text:style-name="T6">Ассемблирование должно происходить в 2 этапа:</text:span></text:span></text:p>
      <text:list xml:id="list5866918534161964372" text:style-name="WWNum11">
        <text:list-item text:start-value="1">
          <text:p text:style-name="P54">Препроцессинг</text:p>
          <text:list>
            <text:list-item>
              <text:p text:style-name="P63"><text:span text:style-name="Основной_20_шрифт_20_абзаца"><text:span text:style-name="T6">Разрешение директив</text:span></text:span><text:span text:style-name="Основной_20_шрифт_20_абзаца"><text:span text:style-name="T9"> #define</text:span></text:span><text:span text:style-name="Основной_20_шрифт_20_абзаца"><text:span text:style-name="T6">.</text:span></text:span></text:p>
            </text:list-item>
            <text:list-item>
              <text:p text:style-name="P63"><text:span text:style-name="Основной_20_шрифт_20_абзаца"><text:span text:style-name="T6">Подстановка файлов из директив #</text:span></text:span><text:span text:style-name="Основной_20_шрифт_20_абзаца"><text:span text:style-name="T9">include</text:span></text:span><text:span text:style-name="Основной_20_шрифт_20_абзаца"><text:span text:style-name="T6">.</text:span></text:span></text:p>
            </text:list-item>
            <text:list-item>
              <text:p text:style-name="P54">Замена всех меток на непосредственные адреса.</text:p>
            </text:list-item>
          </text:list>
        </text:list-item>
        <text:list-item>
          <text:p text:style-name="P54">Кодогенерация</text:p>
          <text:list>
            <text:list-item>
              <text:p text:style-name="P54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88" text:outline-level="1"><text:soft-page-break/>Компилятор</text:h>
      <text:p text:style-name="P5"/>
      <text:p text:style-name="P15"><text:span text:style-name="Основной_20_шрифт_20_абзаца"><text:span text:style-name="T6">Компилятор должен переводить код с языка высокого уровня на язык ассемблера </text:span></text:span><text:span text:style-name="Основной_20_шрифт_20_абзаца"><text:span text:style-name="T9">SMP</text:span></text:span><text:span text:style-name="Основной_20_шрифт_20_абзаца"><text:span text:style-name="T6">. (</text:span></text:span><text:span text:style-name="Основной_20_шрифт_20_абзаца"><text:span text:style-name="T9">Pascal</text:span></text:span><text:span text:style-name="Основной_20_шрифт_20_абзаца"><text:span text:style-name="T6">, </text:span></text:span><text:span text:style-name="Основной_20_шрифт_20_абзаца"><text:span text:style-name="T9">Oberon</text:span></text:span><text:span text:style-name="Основной_20_шрифт_20_абзаца"><text:span text:style-name="T6">, </text:span></text:span><text:span text:style-name="Основной_20_шрифт_20_абзаца"><text:span text:style-name="T9">Python</text:span></text:span><text:span text:style-name="Основной_20_шрифт_20_абзаца"><text:span text:style-name="T6">).</text:span></text:span></text:p>
      <text:p text:style-name="P14"/>
      <text:h text:style-name="P87" text:outline-level="1"><text:span text:style-name="Основной_20_шрифт_20_абзаца"><text:span text:style-name="T3">ISA</text:span></text:span><text:span text:style-name="Основной_20_шрифт_20_абзаца"><text:span text:style-name="T4">.</text:span></text:span></text:h>
      <text:p text:style-name="P5"/>
      <text:p text:style-name="P15"><text:span text:style-name="Основной_20_шрифт_20_абзаца"><text:span text:style-name="T9">ISA</text:span></text:span><text:span text:style-name="Основной_20_шрифт_20_абзаца"><text:span text:style-name="T6"> </text:span></text:span><text:span text:style-name="Основной_20_шрифт_20_абзаца"><text:span text:style-name="T9">SMP</text:span></text:span><text:span text:style-name="Основной_20_шрифт_20_абзаца"><text:span text:style-name="T6"> должна базироваться на </text:span></text:span><text:span text:style-name="Основной_20_шрифт_20_абзаца"><text:span text:style-name="T9">ARM</text:span></text:span><text:span text:style-name="Основной_20_шрифт_20_абзаца"><text:span text:style-name="T6">|</text:span></text:span><text:span text:style-name="Основной_20_шрифт_20_абзаца"><text:span text:style-name="T9">MIPS</text:span></text:span><text:span text:style-name="Основной_20_шрифт_20_абзаца"><text:span text:style-name="T6">. Но она должна содержать специальные команды для управлением </text:span></text:span><text:span text:style-name="Основной_20_шрифт_20_абзаца"><text:span text:style-name="T9">L</text:span></text:span><text:span text:style-name="Основной_20_шрифт_20_абзаца"><text:span text:style-name="T6">1</text:span></text:span><text:span text:style-name="Основной_20_шрифт_20_абзаца"><text:span text:style-name="T9">C</text:span></text:span><text:span text:style-name="Основной_20_шрифт_20_абзаца"><text:span text:style-name="T6">$, </text:span></text:span><text:span text:style-name="Основной_20_шрифт_20_абзаца"><text:span text:style-name="T9">L</text:span></text:span><text:span text:style-name="Основной_20_шрифт_20_абзаца"><text:span text:style-name="T6">1</text:span></text:span><text:span text:style-name="Основной_20_шрифт_20_абзаца"><text:span text:style-name="T9">D</text:span></text:span><text:span text:style-name="Основной_20_шрифт_20_абзаца"><text:span text:style-name="T6">$, а также для в</text:span></text:span><text:span text:style-name="Основной_20_шрифт_20_абзаца"><text:span text:style-name="T6">заимодействия ядер.</text:span></text:span></text:p>
      <text:p text:style-name="P15"><text:span text:style-name="Основной_20_шрифт_20_абзаца"><text:span text:style-name="T6">Адресация памяти: по 2</text:span></text:span><text:span text:style-name="Основной_20_шрифт_20_абзаца"><text:span text:style-name="T9">xC</text:span></text:span><text:span text:style-name="Основной_20_шрифт_20_абзаца"><text:span text:style-name="T6">ловам (64 бита).</text:span></text:span></text:p>
      <text:p text:style-name="P5"/>
      <text:h text:style-name="P90" text:outline-level="2">Регистры</text:h>
      <text:p text:style-name="P14"/>
      <text:p text:style-name="P14">Набор регистров:</text:p>
      <text:p text:style-name="P14">Регистры общего назначения:</text:p>
      <text:p text:style-name="P15"><text:span text:style-name="Основной_20_шрифт_20_абзаца"><text:span text:style-name="T9">R</text:span></text:span><text:span text:style-name="Основной_20_шрифт_20_абзаца"><text:span text:style-name="T6">0 – </text:span></text:span><text:span text:style-name="Основной_20_шрифт_20_абзаца"><text:span text:style-name="T9">R</text:span></text:span><text:span text:style-name="Основной_20_шрифт_20_абзаца"><text:span text:style-name="T6">63 ; 64х разрядные регистры общего назначения.</text:span></text:span></text:p>
      <text:p text:style-name="P16">Регистр R0 — всегда равен 0, запись в него возможна, но она не меняет <text:tab/>состояние этого регистра.</text:p>
      <text:p text:style-name="P15"><text:span text:style-name="Основной_20_шрифт_20_абзаца"><text:span text:style-name="T9">PC</text:span></text:span><text:span text:style-name="Основной_20_шрифт_20_абзаца"><text:span text:style-name="T6">; Указатель текущей инструкции</text:span></text:span></text:p>
      <text:p text:style-name="P15"><text:span text:style-name="Основной_20_шрифт_20_абзаца"><text:span text:style-name="T9">FLR</text:span></text:span><text:span text:style-name="Основной_20_шрифт_20_абзаца"><text:span text:style-name="T6"> ; 64х разрядный регистр флагов.</text:span></text:span></text:p>
      <text:p text:style-name="P18"><text:span text:style-name="Основной_20_шрифт_20_абзаца"><text:span text:style-name="T6">[0] – </text:span></text:span><text:span text:style-name="Основной_20_шрифт_20_абзаца"><text:span text:style-name="T9">Invalid</text:span></text:span><text:span text:style-name="Основной_20_шрифт_20_абзаца"><text:span text:style-name="T6"> </text:span></text:span><text:span text:style-name="Основной_20_шрифт_20_абзаца"><text:span text:style-name="T9">Value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1] – </text:span></text:span><text:span text:style-name="Основной_20_шрифт_20_абзаца"><text:span text:style-name="T9">N</text:span></text:span><text:span text:style-name="Основной_20_шрифт_20_абзаца"><text:span text:style-name="T6"> – отрицательны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2] – </text:span></text:span><text:span text:style-name="Основной_20_шрифт_20_абзаца"><text:span text:style-name="T9">Z</text:span></text:span><text:span text:style-name="Основной_20_шрифт_20_абзаца"><text:span text:style-name="T6"> – нулево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3] – </text:span></text:span><text:span text:style-name="Основной_20_шрифт_20_абзаца"><text:span text:style-name="T9">C</text:span></text:span><text:span text:style-name="Основной_20_шрифт_20_абзаца"><text:span text:style-name="T6"> – перенос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4] – </text:span></text:span><text:span text:style-name="Основной_20_шрифт_20_абзаца"><text:span text:style-name="T9">V</text:span></text:span><text:span text:style-name="Основной_20_шрифт_20_абзаца"><text:span text:style-name="T6"> – переполнение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5] – </text:span></text:span><text:span text:style-name="Основной_20_шрифт_20_абзаца"><text:span text:style-name="T9">Master</text:span></text:span><text:span text:style-name="Основной_20_шрифт_20_абзаца"><text:span text:style-name="T6"> </text:span></text:span><text:span text:style-name="Основной_20_шрифт_20_абзаца"><text:span text:style-name="T9">Core</text:span></text:span><text:span text:style-name="Основной_20_шрифт_20_абзаца"><text:span text:style-name="T6"> – исполнение на </text:span></text:span><text:span text:style-name="Основной_20_шрифт_20_абзаца"><text:span text:style-name="T9">Master</text:span></text:span><text:span text:style-name="Основной_20_шрифт_20_абзаца"><text:span text:style-name="T6"> </text:span></text:span><text:span text:style-name="Основной_20_шрифт_20_абзаца"><text:span text:style-name="T9">core</text:span></text:span><text:span text:style-name="Основной_20_шрифт_20_абзаца"><text:span text:style-name="T6">.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6] – </text:span></text:span><text:span text:style-name="Основной_20_шрифт_20_абзаца"><text:span text:style-name="T6">Признак обработчика исключения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20">[7] — Флаг блокировки прерываний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20"><text:tab/></text:span></text:span><text:span text:style-name="Основной_20_шрифт_20_абзаца"><text:span text:style-name="T6">[8-63] – </text:span></text:span><text:span text:style-name="Основной_20_шрифт_20_абзаца"><text:span text:style-name="T9">reserved</text:span></text:span></text:p>
      <text:p text:style-name="P15"><text:soft-page-break/><text:span text:style-name="Основной_20_шрифт_20_абзаца"><text:span text:style-name="T10">INR</text:span></text:span><text:span text:style-name="Основной_20_шрифт_20_абзаца"><text:span text:style-name="T6">; Регистр номеров прерываний. Всего в системе может быть, не более 64 видов прерываний. Приоритеты определяются порядком бит в регистре, т.е если</text:span></text:span><text:span text:style-name="Основной_20_шрифт_20_абзаца"><text:span text:style-name="T6"> установлен 0й и 43й бит, то будет обработано сначала 0е прерывание, а затем 43е.</text:span></text:span></text:p>
      <text:p text:style-name="P15"><text:span text:style-name="Основной_20_шрифт_20_абзаца"><text:span text:style-name="T6">Существует команда (</text:span></text:span><text:span text:style-name="Основной_20_шрифт_20_абзаца"><text:span text:style-name="T9">INT</text:span></text:span><text:span text:style-name="Основной_20_шрифт_20_абзаца"><text:span text:style-name="T6">) установки программных прерываний, т.е инструкция устанавливает соответствующий бит в </text:span></text:span><text:span text:style-name="Основной_20_шрифт_20_абзаца"><text:span text:style-name="T9">INR</text:span></text:span><text:span text:style-name="Основной_20_шрифт_20_абзаца"><text:span text:style-name="T6">, а на следующем такте уже предается управление обработчику п</text:span></text:span><text:span text:style-name="Основной_20_шрифт_20_абзаца"><text:span text:style-name="T6">рерывания, при передаче управления адрес следующей инструкции, основной программы <text:s/>сохраняется в регистре </text:span></text:span><text:span text:style-name="Основной_20_шрифт_20_абзаца"><text:span text:style-name="T9">R</text:span></text:span><text:span text:style-name="Основной_20_шрифт_20_абзаца"><text:span text:style-name="T6">1.</text:span></text:span></text:p>
      <text:p text:style-name="P15"><text:span text:style-name="Основной_20_шрифт_20_абзаца"><text:span text:style-name="T6">Адреса обработчиков хранятся в регистрах </text:span></text:span><text:span text:style-name="Основной_20_шрифт_20_абзаца"><text:span text:style-name="T9">IAD</text:span></text:span><text:span text:style-name="Основной_20_шрифт_20_абзаца"><text:span text:style-name="T6">0 – </text:span></text:span><text:span text:style-name="Основной_20_шрифт_20_абзаца"><text:span text:style-name="T9">IAD</text:span></text:span><text:span text:style-name="Основной_20_шрифт_20_абзаца"><text:span text:style-name="T6">63, это 56-битные регистры, доступные для записи специальной командой(</text:span></text:span><text:span text:style-name="Основной_20_шрифт_20_абзаца"><text:span text:style-name="T9">SIN</text:span></text:span><text:span text:style-name="Основной_20_шрифт_20_абзаца"><text:span text:style-name="T6">).</text:span></text:span></text:p>
      <text:p text:style-name="P14"/>
      <text:h text:style-name="P90" text:outline-level="2">Набор команд.</text:h>
      <text:p text:style-name="P5"/>
      <text:p text:style-name="P15"><text:span text:style-name="Основной_20_шрифт_20_абзаца"><text:span text:style-name="T6">Все</text:span></text:span><text:span text:style-name="Основной_20_шрифт_20_абзаца"><text:span text:style-name="T6"> инструкции имеют условное исполнение, в зависимости от флагов. Все арифметические команды могут влиять на флаги в регистре </text:span></text:span><text:span text:style-name="Основной_20_шрифт_20_абзаца"><text:span text:style-name="T9">FLR</text:span></text:span><text:span text:style-name="Основной_20_шрифт_20_абзаца"><text:span text:style-name="T6">. Инструкции, так-же имеют возможность не влиять на регистр флагов. </text:span></text:span><text:span text:style-name="Основной_20_шрифт_20_абзаца"><text:span text:style-name="T9">SIMD</text:span></text:span><text:span text:style-name="Основной_20_шрифт_20_абзаца"><text:span text:style-name="T6"> </text:span></text:span><text:span text:style-name="Основной_20_шрифт_20_абзаца"><text:span text:style-name="T6">инструкции на регистр флагов не влияют.</text:span></text:span></text:p>
      <text:p text:style-name="P64"><text:span text:style-name="Основной_20_шрифт_20_абзаца"><text:span text:style-name="T6">1</text:span></text:span><text:span text:style-name="Основной_20_шрифт_20_абзаца"><text:span text:style-name="T6"><text:tab/>Арифметические</text:span></text:span><text:span text:style-name="Основной_20_шрифт_20_абзаца"><text:span text:style-name="T6"> команды: </text:span></text:span><text:span text:style-name="Основной_20_шрифт_20_абзаца"><text:span text:style-name="T9">sizeof</text:span></text:span><text:span text:style-name="Основной_20_шрифт_20_абзаца"><text:span text:style-name="T6">(</text:span></text:span><text:span text:style-name="Основной_20_шрифт_20_абзаца"><text:span text:style-name="T9">imm</text:span></text:span><text:span text:style-name="Основной_20_шрифт_20_абзаца"><text:span text:style-name="T6">) = 32бит.</text:span></text:span></text:p>
      <text:list xml:id="list21399479" text:style-name="WWNum19">
        <text:list-item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AND</text:span></text:span><text:span text:style-name="Основной_20_шрифт_20_абзаца"><text:span text:style-name="T9"><text:tab/></text:span></text:span><text:span text:style-name="Основной_20_шрифт_20_абзаца"><text:span text:style-name="T9"><text:tab/>Rd, Rn, Rm/imm</text:span></text:span></text:p>
            </text:list-item>
            <text:list-item>
              <text:p text:style-name="Абзац_20_списка"><text:span text:style-name="Основной_20_шрифт_20_абзаца"><text:span text:style-name="T9"><text:s/></text:span></text:span><text:span text:style-name="Основной_20_шрифт_20_абзаца"><text:span text:style-name="T9"><text:tab/>EO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ORR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TS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9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TEQ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9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CM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9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CM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 – Всегд</text:span></text:span><text:span text:style-name="Основной_20_шрифт_20_абзаца"><text:span text:style-name="T6">а влияет </text:span></text:span><text:span text:style-name="Основной_20_шрифт_20_абзаца"><text:span text:style-name="T9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ADD </text:span></text:span><text:span text:style-name="Основной_20_шрифт_20_абзаца"><text:span text:style-name="T6"><text:tab/></text:span></text:span><text:span text:style-name="Основной_20_шрифт_20_абзаца"><text:span text:style-name="T9"><text:tab/>Rd, Rn, Rm/imm</text:span></text:span></text:p>
            </text:list-item>
            <text:list-item>
              <text:p text:style-name="P59"><text:s/><text:tab/>SUB <text:tab/><text:tab/>Rd, Rn, Rm/imm</text:p>
            </text:list-item>
            <text:list-item>
              <text:p text:style-name="P59">ADC<text:tab/><text:tab/>Rd, Rn, Rm/imm</text:p>
            </text:list-item>
            <text:list-item>
              <text:p text:style-name="Абзац_20_списка"><text:span text:style-name="Основной_20_шрифт_20_абзаца"><text:span text:style-name="T9">RSB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 - инвертированное вычитание с переносом</text:span></text:span></text:p>
            </text:list-item>
            <text:list-item>
              <text:p text:style-name="Абзац_20_списка"><text:span text:style-name="Основной_20_шрифт_20_абзаца"><text:span text:style-name="T9">SBC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 - инвертированное вычита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9">MV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 – поразрядное НЕ</text:span></text:span></text:p>
            </text:list-item>
            <text:list-item>
              <text:p text:style-name="P59">LSL <text:tab/><text:tab/>Rd, Rn, Rm/imm</text:p>
            </text:list-item>
            <text:list-item>
              <text:p text:style-name="P59">LSR <text:tab/><text:tab/>Rd, Rn, Rm/imm</text:p>
            </text:list-item>
            <text:list-item>
              <text:p text:style-name="P59">ASR <text:tab/><text:tab/>Rd, Rn, Rm/imm</text:p>
            </text:list-item>
            <text:list-item>
              <text:p text:style-name="P59">RRX<text:tab/><text:tab/>Rd, Rn, Rm/imm</text:p>
            </text:list-item>
            <text:list-item>
              <text:p text:style-name="P59">ROR <text:tab/><text:tab/>Rd, Rn, Rm/imm</text:p>
            </text:list-item>
            <text:list-item>
              <text:p text:style-name="Абзац_20_списка"><text:span text:style-name="Основной_20_шрифт_20_абзаца"><text:span text:style-name="T9">BSW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<text:tab/>;Изменение порядка байт в двойном слове из </text:span></text:span><text:span text:style-name="Основной_20_шрифт_20_абзаца"><text:span text:style-name="T9">Rd</text:span></text:span><text:span text:style-name="Основной_20_шрифт_20_абзаца"><text:span text:style-name="T6">, на противоположный; Никогда НЕ влияет на регистр флагов.</text:span></text:span></text:p>
            </text:list-item>
            <text:list-item>
              <text:p text:style-name="Абзац_20_списка"><text:span text:style-name="Основной_20_шрифт_20_абзаца"><text:span text:style-name="T9">SW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<text:tab/>;Обмен значений регистров; Никогда НЕ влияет на регистр флагов</text:span></text:span></text:p>
            </text:list-item>
          </text:list>
        </text:list-item>
      </text:list>
      <text:p text:style-name="P81"><text:span text:style-name="Основной_20_шрифт_20_абзаца"><text:span text:style-name="T28">SIMD </text:span></text:span><text:span text:style-name="Основной_20_шрифт_20_абзаца"><text:span text:style-name="T29">Инструкции.</text:span></text:span></text:p>
      <text:list xml:id="list21415985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9">UADDPB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<text:tab/>;Беззнаковое сложение </text:span></text:span><text:span text:style-name="Основной_20_шрифт_20_абзаца"><text:span text:style-name="T6">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9">UADDPH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<text:tab/>;Беззнаковое сложение упакованн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9">UADDPW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<text:tab/>;Без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9">SADDPB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<text:tab/>;Знаковое сложение 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9">SADDPH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<text:tab/>;Знаковое сложение упакованн</text:span></text:span><text:span text:style-name="Основной_20_шрифт_20_абзаца"><text:span text:style-name="T6">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32">SADDPW</text:span></text:span><text:span text:style-name="Основной_20_шрифт_20_абзаца"><text:span text:style-name="T33"> </text:span></text:span><text:span text:style-name="Основной_20_шрифт_20_абзаца"><text:span text:style-name="T33"><text:tab/></text:span></text:span><text:span text:style-name="Основной_20_шрифт_20_абзаца"><text:span text:style-name="T32">Rd</text:span></text:span><text:span text:style-name="Основной_20_шрифт_20_абзаца"><text:span text:style-name="T33">, </text:span></text:span><text:span text:style-name="Основной_20_шрифт_20_абзаца"><text:span text:style-name="T32">Rn</text:span></text:span><text:span text:style-name="Основной_20_шрифт_20_абзаца"><text:span text:style-name="T33">, </text:span></text:span><text:span text:style-name="Основной_20_шрифт_20_абзаца"><text:span text:style-name="T32">Rm</text:span></text:span><text:span text:style-name="Основной_20_шрифт_20_абзаца"><text:span text:style-name="T33">/</text:span></text:span><text:span text:style-name="Основной_20_шрифт_20_абзаца"><text:span text:style-name="T32">imm</text:span></text:span><text:span text:style-name="Основной_20_шрифт_20_абзаца"><text:span text:style-name="T33"><text:tab/>;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9">VUADDB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2, </text:span></text:span><text:span text:style-name="Основной_20_шрифт_20_абзаца"><text:span text:style-name="T9">imm</text:span></text:span><text:span text:style-name="Основной_20_шрифт_20_абзаца"><text:span text:style-name="T6"> ;Беззнаковое сложение упакованных байт, 128 битного числа {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} = {</text:span></text:span><text:span text:style-name="Основной_20_шрифт_20_абзаца"><text:span text:style-name="T9">Rm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2} + </text:span></text:span><text:span text:style-name="Основной_20_шрифт_20_абзаца"><text:span text:style-name="T9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9">VUADDH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2, </text:span></text:span><text:span text:style-name="Основной_20_шрифт_20_абзаца"><text:span text:style-name="T9">imm</text:span></text:span><text:span text:style-name="Основной_20_шрифт_20_абзаца"><text:span text:style-name="T6"> ;Беззнаковое сложение упакованных полуслов, 128 битного числа {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} = {</text:span></text:span><text:span text:style-name="Основной_20_шрифт_20_абзаца"><text:span text:style-name="T9">Rm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2} + </text:span></text:span><text:span text:style-name="Основной_20_шрифт_20_абзаца"><text:span text:style-name="T9">imm</text:span></text:span><text:span text:style-name="Основной_20_шрифт_20_абзаца"><text:span text:style-name="T6">16.</text:span></text:span></text:p>
            </text:list-item>
          </text:list>
        </text:list-item>
      </text:list>
      <text:p text:style-name="P82"><text:span text:style-name="Основной_20_шрифт_20_абзаца"><text:span text:style-name="T35">Инструкции VSADDB и VSADDH больше не поддерживаю</text:span></text:span><text:span text:style-name="Основной_20_шрифт_20_абзаца"><text:span text:style-name="T35">тся ассемблером.</text:span></text:span></text:p>
      <text:list xml:id="list21404342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9">VSADDB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2, </text:span></text:span><text:span text:style-name="Основной_20_шрифт_20_абзаца"><text:span text:style-name="T9">imm</text:span></text:span><text:span text:style-name="Основной_20_шрифт_20_абзаца"><text:span text:style-name="T6"> ;Знаковое сложение упакованных байт, 128 битного числа {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} = {</text:span></text:span><text:span text:style-name="Основной_20_шрифт_20_абзаца"><text:span text:style-name="T9">Rm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2} + </text:span></text:span><text:span text:style-name="Основной_20_шрифт_20_абзаца"><text:span text:style-name="T9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9">VSADDH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2, </text:span></text:span><text:span text:style-name="Основной_20_шрифт_20_абзаца"><text:span text:style-name="T9">imm</text:span></text:span><text:span text:style-name="Основной_20_шрифт_20_абзаца"><text:span text:style-name="T6"> ;Знаковое сложение упакованных б полуслов, 128 битного числа {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} = {</text:span></text:span><text:span text:style-name="Основной_20_шрифт_20_абзаца"><text:span text:style-name="T9">Rm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2} + </text:span></text:span><text:span text:style-name="Основной_20_шрифт_20_абзаца"><text:span text:style-name="T9">imm</text:span></text:span><text:span text:style-name="Основной_20_шрифт_20_абзаца"><text:span text:style-name="T6">16.</text:span></text:span></text:p>
            </text:list-item>
          </text:list>
        </text:list-item>
        <text:list-item>
          <text:p text:style-name="P52">Команды умножения</text:p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MU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/</text:span></text:span><text:span text:style-name="Основной_20_шрифт_20_абзаца"><text:span text:style-name="T9">imm</text:span></text:span><text:span text:style-name="Основной_20_шрифт_20_абзаца"><text:span text:style-name="T6"> ; беззнаковое умнож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ML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, </text:span></text:span><text:span text:style-name="Основной_20_шрифт_20_абзаца"><text:span text:style-name="T9">R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(</text:span></text:span><text:span text:style-name="Основной_20_шрифт_20_абзаца"><text:span text:style-name="T9">Rd</text:span></text:span><text:span text:style-name="Основной_20_шрифт_20_абзаца"><text:span text:style-name="T6"> &lt;- (</text:span></text:span><text:span text:style-name="Основной_20_шрифт_20_абзаца"><text:span text:style-name="T9">Rn</text:span></text:span><text:span text:style-name="Основной_20_шрифт_20_абзаца"><text:span text:style-name="T6"> * </text:span></text:span><text:span text:style-name="Основной_20_шрифт_20_абзаца"><text:span text:style-name="T9">Rm</text:span></text:span><text:span text:style-name="Основной_20_шрифт_20_абзаца"><text:span text:style-name="T6">) + </text:span></text:span><text:span text:style-name="Основной_20_шрифт_20_абзаца"><text:span text:style-name="T9">Ra</text:span></text:span><text:span text:style-name="Основной_20_шрифт_20_абзаца"><text:span text:style-name="T6">) беззнаковое умножение с накоплением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UMULL </text:span></text:span><text:span text:style-name="Основной_20_шрифт_20_абзаца"><text:span text:style-name="T9"><text:tab/>Rd, Rn, Rm, Ra </text:span></text:span><text:span text:style-name="Основной_20_шрифт_20_абзаца"><text:span text:style-name="T9"><text:tab/>;({Rd,Ra} &lt;- (Rn * Rm))</text:span></text:span></text:p>
            </text:list-item>
            <text:list-item>
              <text:p text:style-name="P59"><text:s/><text:tab/>UMLAL <text:tab/>Rd, Rn, Rm, Ra<text:tab/>;({Rd,Ra} &lt;- (Rn * Rm) + {Rd,Ra})</text:p>
            </text:list-item>
            <text:list-item>
              <text:p text:style-name="P59"><text:s/><text:tab/>SMULL <text:tab/>Rd, Rn, Rm, Ra</text:p>
            </text:list-item>
            <text:list-item>
              <text:p text:style-name="P59"><text:s/><text:tab/>SMLAL <text:tab/>Rd, Rn, Rm, Ra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9"> </text:span></text:span><text:span text:style-name="Основной_20_шрифт_20_абзаца"><text:span text:style-name="T6">доступа</text:span></text:span><text:span text:style-name="Основной_20_шрифт_20_абзаца"><text:span text:style-name="T9"> </text:span></text:span><text:span text:style-name="Основной_20_шрифт_20_абзаца"><text:span text:style-name="T6">в</text:span></text:span><text:span text:style-name="Основной_20_шрифт_20_абзаца"><text:span text:style-name="T9"> </text:span></text:span><text:span text:style-name="Основной_20_шрифт_20_абзаца"><text:span text:style-name="T6">память</text:span></text:span></text:p>
          <text:list>
            <text:list-item>
              <text:p text:style-name="P59"><text:s/><text:tab/>STR <text:tab/><text:tab/>Rd, [Rn, Scale, Offset]; Rd -&gt; Mem[Rn*Scale +Offset]</text:p>
            </text:list-item>
            <text:list-item>
              <text:p text:style-name="P59"><text:s/><text:tab/>LDR <text:tab/><text:tab/>Rd, [Rn, Scale, Offset]; Rd &lt;- Mem[Rn*Scale +Offset]</text:p>
            </text:list-item>
            <text:list-item>
              <text:p text:style-name="P59"><text:s/><text:tab/>STRW <text:tab/>Rd, [Rn, Scale, Offset]; Rd -&gt; word Mem[Rn*Scale +Offset]</text:p>
            </text:list-item>
            <text:list-item>
              <text:p text:style-name="P59"><text:s/><text:tab/>SRTHW<text:tab/>Rd, [Rn, Scale, Offset]; Rd → half word Mem[Rn*Scale +Offset]</text:p>
            </text:list-item>
            <text:list-item>
              <text:p text:style-name="P59"><text:s/><text:tab/>LDRW <text:tab/>Rd, [Rn, Scale, Offset]; Rd &lt;- word Mem[Rn*Scale +Offset]</text:p>
            </text:list-item>
            <text:list-item>
              <text:p text:style-name="P59"><text:s/><text:tab/>LDRHW<text:tab/>Rd, [Rn, Scale, Offset]; Rd &lt;- half word Mem[Rn*Scale +Offset]</text:p>
            </text:list-item>
            <text:list-item>
              <text:p text:style-name="P59"><text:s/><text:tab/>STRB <text:tab/>Rd, [Rn, Scale, Offset]; Rd -&gt; byte Mem[Rn*Scale +Offset]</text:p>
            </text:list-item>
            <text:list-item>
              <text:p text:style-name="P59"><text:s/><text:tab/>LDRB <text:tab/>Rd, [Rn, Scale, Offset]; Rd &lt;- byte Mem[Rn*Scale +Offset]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9"> </text:span></text:span><text:span text:style-name="Основной_20_шрифт_20_абзаца"><text:span text:style-name="T6">перехода </text:span></text:span><text:span text:style-name="Основной_20_шрифт_20_абзаца"><text:span text:style-name="T9">(imm – </text:span></text:span><text:span text:style-name="Основной_20_шрифт_20_абзаца"><text:span text:style-name="T6">32</text:span></text:span><text:span text:style-name="Основной_20_шрифт_20_абзаца"><text:span text:style-name="T9"> </text:span></text:span><text:span text:style-name="Основной_20_шрифт_20_абзаца"><text:span text:style-name="T6">бит</text:span></text:span><text:span text:style-name="Основной_20_шрифт_20_абзаца"><text:span text:style-name="T9">)</text:span></text:span></text:p>
          <text:list>
            <text:list-item>
              <text:p text:style-name="P59"><text:s/><text:tab/>BL <text:tab/><text:tab/>label<text:tab/>;R0 &lt;- (PC + 8), PC &lt;- (PC + 8) + imm &lt;&lt; 8</text:p>
            </text:list-item>
            <text:list-item>
              <text:p text:style-name="P59"><text:s/><text:tab/>BO(i/r) <text:tab/>label/[Rd]<text:tab/>;PC &lt;- (PC + 8) + imm &lt;&lt; 8</text:p>
            </text:list-item>
            <text:list-item>
              <text:p text:style-name="P59"><text:tab/>B(i/r) <text:tab/><text:tab/>label/[Rd]<text:tab/>;PC &lt;- Rd/(imm &lt;&lt; 8)</text:p>
            </text:list-item>
            <text:list-item>
              <text:p text:style-name="Абзац_20_списка"><text:span text:style-name="Основной_20_шрифт_20_абзаца"><text:span text:style-name="T9"><text:s/></text:span></text:span><text:span text:style-name="Основной_20_шрифт_20_абзаца"><text:span text:style-name="T9"><text:tab/>RE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Возврат из подпрограммы. </text:span></text:span><text:span text:style-name="Основной_20_шрифт_20_абзаца"><text:span text:style-name="T9">PC</text:span></text:span><text:span text:style-name="Основной_20_шрифт_20_абзаца"><text:span text:style-name="T6"> &lt;- </text:span></text:span><text:span text:style-name="Основной_20_шрифт_20_абзаца"><text:span text:style-name="T9">R</text:span></text:span><text:span text:style-name="Основной_20_шрифт_20_абзаца"><text:span text:style-name="T6">0</text:span></text:span><text:span text:style-name="Основной_20_шрифт_20_абзаца"><text:span text:style-name="T6"><text:tab/>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XRET</text:span></text:span><text:span text:style-name="Основной_20_шрифт_20_абзаца"><text:span text:style-name="T6"><text:tab/>;Возврат из обработчика прерываний. </text:span></text:span><text:span text:style-name="Основной_20_шрифт_20_абзаца"><text:span text:style-name="T9">PC</text:span></text:span><text:span text:style-name="Основной_20_шрифт_20_абзаца"><text:span text:style-name="T6"> &lt;- </text:span></text:span><text:span text:style-name="Основной_20_шрифт_20_абзаца"><text:span text:style-name="T9">R</text:span></text:span><text:span text:style-name="Основной_20_шрифт_20_абзаца"><text:span text:style-name="T6">1</text:span></text:span></text:p>
            </text:list-item>
          </text:list>
        </text:list-item>
        <text:list-item>
          <text:p text:style-name="P52">Специальные команды</text:p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IN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9">Rn</text:span></text:span><text:span text:style-name="Основной_20_шрифт_20_абзаца"><text:span text:style-name="T6">, <text:s/></text:span></text:span><text:span text:style-name="Основной_20_шрифт_20_абзаца"><text:span text:style-name="T9">port</text:span></text:span><text:span text:style-name="Основной_20_шрифт_20_абзаца"><text:span text:style-name="T6"><text:tab/>;</text:span></text:span><text:span text:style-name="Основной_20_шрифт_20_абзаца"><text:span text:style-name="T9">port</text:span></text:span><text:span text:style-name="Основной_20_шрифт_20_абзаца"><text:span text:style-name="T6"> &lt;- </text:span></text:span><text:span text:style-name="Основной_20_шрифт_20_абзаца"><text:span text:style-name="T9">Rn</text:span></text:span><text:span text:style-name="Основной_20_шрифт_20_абзаца"><text:span text:style-name="T6">, В порт предается значение регистра, и ожидается подтверждение приема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I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n</text:span></text:span><text:span text:style-name="Основной_20_шрифт_20_абзаца"><text:span text:style-name="T6">, <text:s/></text:span></text:span><text:span text:style-name="Основной_20_шрифт_20_абзаца"><text:span text:style-name="T9">port</text:span></text:span><text:span text:style-name="Основной_20_шрифт_20_абзаца"><text:span text:style-name="T6"><text:tab/>;</text:span></text:span><text:span text:style-name="Основной_20_шрифт_20_абзаца"><text:span text:style-name="T9">port</text:span></text:span><text:span text:style-name="Основной_20_шрифт_20_абзаца"><text:span text:style-name="T6"> &lt;- </text:span></text:span><text:span text:style-name="Основной_20_шрифт_20_абзаца"><text:span text:style-name="T9">Rn</text:span></text:span><text:span text:style-name="Основной_20_шрифт_20_абзаца"><text:span text:style-name="T6">, В порт предается значение регистра, и не <text:s/>ждется подтвержд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OUT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port</text:span></text:span><text:span text:style-name="Основной_20_шрифт_20_абзаца"><text:span text:style-name="T6"><text:tab/>;</text:span></text:span><text:span text:style-name="Основной_20_шрифт_20_абзаца"><text:span text:style-name="T9">Rd</text:span></text:span><text:span text:style-name="Основной_20_шрифт_20_абзаца"><text:span text:style-name="T6"> &lt;- </text:span></text:span><text:span text:style-name="Основной_20_шрифт_20_абзаца"><text:span text:style-name="T9">port</text:span></text:span><text:span text:style-name="Основной_20_шрифт_20_абзаца"><text:span text:style-name="T6">, Значение с порта с</text:span></text:span><text:span text:style-name="Основной_20_шрифт_20_абзаца"><text:span text:style-name="T6">читывается в регистр, если значения нет, то ожидается появление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OU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, </text:span></text:span><text:span text:style-name="Основной_20_шрифт_20_абзаца"><text:span text:style-name="T9">port</text:span></text:span><text:span text:style-name="Основной_20_шрифт_20_абзаца"><text:span text:style-name="T6"><text:tab/>;</text:span></text:span><text:span text:style-name="Основной_20_шрифт_20_абзаца"><text:span text:style-name="T9">Rd</text:span></text:span><text:span text:style-name="Основной_20_шрифт_20_абзаца"><text:span text:style-name="T6"> &lt;- </text:span></text:span><text:span text:style-name="Основной_20_шрифт_20_абзаца"><text:span text:style-name="T9">port</text:span></text:span><text:span text:style-name="Основной_20_шрифт_20_абзаца"><text:span text:style-name="T6">, Значение с порта считывается в регистр, если значения нет, то устанавливается флаг </text:span></text:span><text:span text:style-name="Основной_20_шрифт_20_абзаца"><text:span text:style-name="T9">Invalid</text:span></text:span><text:span text:style-name="Основной_20_шрифт_20_абзаца"><text:span text:style-name="T6"> </text:span></text:span><text:span text:style-name="Основной_20_шрифт_20_абзаца"><text:span text:style-name="T9">Value</text:span></text:span><text:span text:style-name="Основной_20_шрифт_20_абзаца"><text:span text:style-name="T6">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S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<text:tab/>;Сохранить регистр флагов в </text:span></text:span><text:span text:style-name="Основной_20_шрифт_20_абзаца"><text:span text:style-name="T9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L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d</text:span></text:span><text:span text:style-name="Основной_20_шрифт_20_абзаца"><text:span text:style-name="T6"><text:tab/>;Загрузить регистр флагов из </text:span></text:span><text:span text:style-name="Основной_20_шрифт_20_абзаца"><text:span text:style-name="T9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SMF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Rm</text:span></text:span><text:span text:style-name="Основной_20_шрифт_20_абзаца"><text:span text:style-name="T6"><text:tab/>;Установить границы кадра памяти, доступного программе, Верхнее значение из </text:span></text:span><text:span text:style-name="Основной_20_шрифт_20_абзаца"><text:span text:style-name="T9">Rn</text:span></text:span><text:span text:style-name="Основной_20_шрифт_20_абзаца"><text:span text:style-name="T6">, нижнее из </text:span></text:span><text:span text:style-name="Основной_20_шрифт_20_абзаца"><text:span text:style-name="T9">R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S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Rn</text:span></text:span><text:span text:style-name="Основной_20_шрифт_20_абзаца"><text:span text:style-name="T6">, </text:span></text:span><text:span text:style-name="Основной_20_шрифт_20_абзаца"><text:span text:style-name="T9">Imm</text:span></text:span><text:span text:style-name="Основной_20_шрифт_20_абзаца"><text:span text:style-name="T6">; Установить адрес обработчика прерывания, номер пре</text:span></text:span><text:span text:style-name="Основной_20_шрифт_20_абзаца"><text:span text:style-name="T6">рывания – </text:span></text:span><text:span text:style-name="Основной_20_шрифт_20_абзаца"><text:span text:style-name="T9">imm</text:span></text:span><text:span text:style-name="Основной_20_шрифт_20_абзаца"><text:span text:style-name="T6">, адрес из </text:span></text:span><text:span text:style-name="Основной_20_шрифт_20_абзаца"><text:span text:style-name="T9">Rn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9">B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блокировка прерываний, т.е флаги устанавливаются, но передача управления не происходит.</text:span></text:span></text:p>
            </text:list-item>
            <text:list-item>
              <text:p text:style-name="Абзац_20_списка"><text:span text:style-name="Основной_20_шрифт_20_абзаца"><text:span text:style-name="T9">UINT</text:span></text:span><text:span text:style-name="Основной_20_шрифт_20_абзаца"><text:span text:style-name="T6"><text:tab/></text:span></text:span><text:span text:style-name="Основной_20_шрифт_20_абзаца"><text:span text:style-name="T9"><text:tab/></text:span></text:span><text:span text:style-name="Основной_20_шрифт_20_абзаца"><text:span text:style-name="T6">;снятие блокировки прерываний.</text:span></text:span></text:p>
            </text:list-item>
          </text:list>
        </text:list-item>
      </text:list>
      <text:list xml:id="list6356861324996774935" text:style-name="WWNum24">
        <text:list-item>
          <text:list>
            <text:list-item>
              <text:p text:style-name="P65"><text:span text:style-name="Основной_20_шрифт_20_абзаца"><text:span text:style-name="T9"><text:s/>C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очистка флагов прерываний.</text:span></text:span></text:p>
            </text:list-item>
          </text:list>
        </text:list-item>
      </text:list>
      <text:list xml:id="list5863961647306174704" text:style-name="WWNum23">
        <text:list-item>
          <text:list>
            <text:list-item>
              <text:p text:style-name="P66"><text:span text:style-name="Основной_20_шрифт_20_абзаца"><text:span text:style-name="T6"><text:s/></text:span></text:span><text:span text:style-name="Основной_20_шрифт_20_абзаца"><text:span text:style-name="T9">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9">imm</text:span></text:span><text:span text:style-name="Основной_20_шрифт_20_абзаца"><text:span text:style-name="T6"><text:tab/>;Выставление флага в регистре Прерываний.</text:span></text:span></text:p>
            </text:list-item>
          </text:list>
        </text:list-item>
      </text:list>
      <text:p text:style-name="P22"><text:span text:style-name="Основной_20_шрифт_20_абзаца"><text:span text:style-name="T6">Каждой </text:span></text:span><text:span text:style-name="Основной_20_шрифт_20_абзаца"><text:span text:style-name="T6">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/text:span><text:span text:style-name="Основной_20_шрифт_20_абзаца"><text:span text:style-name="T9">MEMEX</text:span></text:span><text:span text:style-name="Основной_20_шрифт_20_абзаца"><text:span text:style-name="T6">).</text:span></text:span></text:p>
      <text:h text:style-name="P91" text:outline-level="2"><draw:frame draw:style-name="fr1" draw:name="Frame2" text:anchor-type="paragraph" svg:x="11.301cm" svg:y="0.624cm" svg:width="6.874cm" style:rel-width="scale" svg:height="4.607cm" style:rel-height="scale" draw:z-index="4"><draw:text-box><table:table table:name="Таблица1" table:style-name="Таблица1"><table:table-column table:style-name="Таблица1.A"/><table:table-column table:style-name="Таблица1.B"/><table:table-row><table:table-cell table:style-name="Таблица1.A1" table:number-columns-spanned="2" office:value-type="string"><text:p text:style-name="P23"><text:span text:style-name="Основной_20_шрифт_20_абзаца"><text:span text:style-name="T18">Таблица</text:span></text:span><text:span text:style-name="Основной_20_шрифт_20_абзаца"><text:span text:style-name="T19"> 2.</text:span></text:span></text:p></table:table-cell><table:covered-table-cell/></table:table-row><table:table-row><table:table-cell table:style-name="Таблица1.A1" table:number-columns-spanned="2" office:value-type="string"><text:p text:style-name="P23"><text:span text:style-name="Основной_20_шрифт_20_абзаца"><text:span text:style-name="T18">ОпКоды</text:span></text:span><text:span text:style-name="Основной_20_шрифт_20_абзаца"><text:span text:style-name="T19"> </text:span></text:span><text:span text:style-name="Основной_20_шрифт_20_абзаца"><text:span text:style-name="T18">инструкций</text:span></text:span></text:p></table:table-cell><table:covered-table-cell/></table:table-row><table:table-row><table:table-cell table:style-name="Таблица1.A1" office:value-type="string"><text:p text:style-name="P24">0001</text:p></table:table-cell><table:table-cell table:style-name="Таблица1.A1" office:value-type="string"><text:p text:style-name="P24">ALU</text:p></table:table-cell></table:table-row><table:table-row><table:table-cell table:style-name="Таблица1.A1" office:value-type="string"><text:p text:style-name="P24">0010</text:p></table:table-cell><table:table-cell table:style-name="Таблица1.A1" office:value-type="string"><text:p text:style-name="P26">MUL</text:p></table:table-cell></table:table-row><table:table-row><table:table-cell table:style-name="Таблица1.A1" office:value-type="string"><text:p text:style-name="P24">1010</text:p></table:table-cell><table:table-cell table:style-name="Таблица1.A1" office:value-type="string"><text:p text:style-name="P24">wMUL</text:p></table:table-cell></table:table-row><table:table-row><table:table-cell table:style-name="Таблица1.A1" office:value-type="string"><text:p text:style-name="P24">0011</text:p></table:table-cell><table:table-cell table:style-name="Таблица1.A1" office:value-type="string"><text:p text:style-name="P24">Memory</text:p></table:table-cell></table:table-row><table:table-row><table:table-cell table:style-name="Таблица1.A1" office:value-type="string"><text:p text:style-name="P24">0100</text:p></table:table-cell><table:table-cell table:style-name="Таблица1.A1" office:value-type="string"><text:p text:style-name="P24">Branch</text:p></table:table-cell></table:table-row><table:table-row table:style-name="Таблица1.8"><table:table-cell table:style-name="Таблица1.A1" office:value-type="string"><text:p text:style-name="P24">0101</text:p></table:table-cell><table:table-cell table:style-name="Таблица1.A1" office:value-type="string"><text:p text:style-name="P24">SYS</text:p></table:table-cell></table:table-row></table:table><text:p text:style-name="Обычный"/></draw:text-box></draw:frame><text:soft-page-break/><text:span text:style-name="Основной_20_шрифт_20_абзаца"><text:span text:style-name="T4">Машинный язык.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18">Таблица </text:span></text:span><text:span text:style-name="Основной_20_шрифт_20_абзаца"><text:span text:style-name="T19">1</text:span></text:span><text:span text:style-name="Основной_20_шрифт_20_абзаца"><text:span text:style-name="T18">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18">Коды условий</text:span></text:span><text:span text:style-name="Основной_20_шрифт_20_абзаца"><text:span text:style-name="T19"> [2:6]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25">код</text:p>
          </table:table-cell>
          <table:table-cell table:style-name="Таблица2.A1" office:value-type="string">
            <text:p text:style-name="P25">суфикс</text:p>
          </table:table-cell>
          <table:table-cell table:style-name="Таблица2.A1" office:value-type="string">
            <text:p text:style-name="P25">описание</text:p>
          </table:table-cell>
          <table:table-cell table:style-name="Таблица2.A1" office:value-type="string">
            <text:p text:style-name="P25">флаги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9">X</text:span></text:span><text:span text:style-name="Основной_20_шрифт_20_абзаца"><text:span text:style-name="T18">0000</text:span></text:span></text:p>
          </table:table-cell>
          <table:table-cell table:style-name="Таблица2.A1" office:value-type="string">
            <text:p text:style-name="P24">EQ</text:p>
          </table:table-cell>
          <table:table-cell table:style-name="Таблица2.A1" office:value-type="string">
            <text:p text:style-name="P24">==</text:p>
          </table:table-cell>
          <table:table-cell table:style-name="Таблица2.A1" office:value-type="string">
            <text:p text:style-name="P24">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9">X</text:span></text:span><text:span text:style-name="Основной_20_шрифт_20_абзаца"><text:span text:style-name="T18">0001</text:span></text:span></text:p>
          </table:table-cell>
          <table:table-cell table:style-name="Таблица2.A1" office:value-type="string">
            <text:p text:style-name="P24">NE</text:p>
          </table:table-cell>
          <table:table-cell table:style-name="Таблица2.A1" office:value-type="string">
            <text:p text:style-name="P24">!=</text:p>
          </table:table-cell>
          <table:table-cell table:style-name="Таблица2.A1" office:value-type="string">
            <text:p text:style-name="P24">!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9">X</text:span></text:span><text:span text:style-name="Основной_20_шрифт_20_абзаца"><text:span text:style-name="T18">0010</text:span></text:span></text:p>
          </table:table-cell>
          <table:table-cell table:style-name="Таблица2.A1" office:value-type="string">
            <text:p text:style-name="P24">CS/HL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9">&gt;= (</text:span></text:span><text:span text:style-name="Основной_20_шрифт_20_абзаца"><text:span text:style-name="T18">беззнаковое</text:span></text:span><text:span text:style-name="Основной_20_шрифт_20_абзаца"><text:span text:style-name="T19">)</text:span></text:span></text:p>
          </table:table-cell>
          <table:table-cell table:style-name="Таблица2.A1" office:value-type="string">
            <text:p text:style-name="P25">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9">X</text:span></text:span><text:span text:style-name="Основной_20_шрифт_20_абзаца"><text:span text:style-name="T18">0011</text:span></text:span></text:p>
          </table:table-cell>
          <table:table-cell table:style-name="Таблица2.A1" office:value-type="string">
            <text:p text:style-name="P24">CC/LO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9">&lt;</text:span></text:span><text:span text:style-name="Основной_20_шрифт_20_абзаца"><text:span text:style-name="T19"> (</text:span></text:span><text:span text:style-name="Основной_20_шрифт_20_абзаца"><text:span text:style-name="T18">беззнаковое</text:span></text:span><text:span text:style-name="Основной_20_шрифт_20_абзаца"><text:span text:style-name="T19">)</text:span></text:span></text:p>
          </table:table-cell>
          <table:table-cell table:style-name="Таблица2.A1" office:value-type="string">
            <text:p text:style-name="P25">!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9">X</text:span></text:span><text:span text:style-name="Основной_20_шрифт_20_абзаца"><text:span text:style-name="T18">0100</text:span></text:span></text:p>
          </table:table-cell>
          <table:table-cell table:style-name="Таблица2.A1" office:value-type="string">
            <text:p text:style-name="P24">MI</text:p>
          </table:table-cell>
          <table:table-cell table:style-name="Таблица2.A1" office:value-type="string">
            <text:p text:style-name="P24">&lt; 0</text:p>
          </table:table-cell>
          <table:table-cell table:style-name="Таблица2.A1" office:value-type="string">
            <text:p text:style-name="P24">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9">X</text:span></text:span><text:span text:style-name="Основной_20_шрифт_20_абзаца"><text:span text:style-name="T18">0101</text:span></text:span></text:p>
          </table:table-cell>
          <table:table-cell table:style-name="Таблица2.A1" office:value-type="string">
            <text:p text:style-name="P24">PL</text:p>
          </table:table-cell>
          <table:table-cell table:style-name="Таблица2.A1" office:value-type="string">
            <text:p text:style-name="P24">&gt;= 0</text:p>
          </table:table-cell>
          <table:table-cell table:style-name="Таблица2.A1" office:value-type="string">
            <text:p text:style-name="P24">!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9">X</text:span></text:span><text:span text:style-name="Основной_20_шрифт_20_абзаца"><text:span text:style-name="T18">011</text:span></text:span><text:span text:style-name="Основной_20_шрифт_20_абзаца"><text:span text:style-name="T19">1</text:span></text:span></text:p>
          </table:table-cell>
          <table:table-cell table:style-name="Таблица2.A1" office:value-type="string">
            <text:p text:style-name="P24">VS</text:p>
          </table:table-cell>
          <table:table-cell table:style-name="Таблица2.A1" office:value-type="string">
            <text:p text:style-name="P25">Переполнение</text:p>
          </table:table-cell>
          <table:table-cell table:style-name="Таблица2.A1" office:value-type="string">
            <text:p text:style-name="P24">V</text:p>
          </table:table-cell>
        </table:table-row>
        <table:table-row>
          <table:table-cell table:style-name="Таблица2.A1" office:value-type="string">
            <text:p text:style-name="P24">X1000</text:p>
          </table:table-cell>
          <table:table-cell table:style-name="Таблица2.A1" office:value-type="string">
            <text:p text:style-name="P24">VC</text:p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4">!V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9">X</text:span></text:span><text:span text:style-name="Основной_20_шрифт_20_абзаца"><text:span text:style-name="T18">100</text:span></text:span><text:span text:style-name="Основной_20_шрифт_20_абзаца"><text:span text:style-name="T19">1</text:span></text:span></text:p>
          </table:table-cell>
          <table:table-cell table:style-name="Таблица2.A1" office:value-type="string">
            <text:p text:style-name="P24">HI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9">&gt;</text:span></text:span><text:span text:style-name="Основной_20_шрифт_20_абзаца"><text:span text:style-name="T19"> (</text:span></text:span><text:span text:style-name="Основной_20_шрифт_20_абзаца"><text:span text:style-name="T18">беззнаковое</text:span></text:span><text:span text:style-name="Основной_20_шрифт_20_абзаца"><text:span text:style-name="T19">)</text:span></text:span></text:p>
          </table:table-cell>
          <table:table-cell table:style-name="Таблица2.A1" office:value-type="string">
            <text:p text:style-name="P24">!Z and C</text:p>
          </table:table-cell>
        </table:table-row>
        <table:table-row>
          <table:table-cell table:style-name="Таблица2.A1" office:value-type="string">
            <text:p text:style-name="P24">X1010</text:p>
          </table:table-cell>
          <table:table-cell table:style-name="Таблица2.A1" office:value-type="string">
            <text:p text:style-name="P24">LS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9">&lt;= (</text:span></text:span><text:span text:style-name="Основной_20_шрифт_20_абзаца"><text:span text:style-name="T18">беззнаковое</text:span></text:span><text:span text:style-name="Основной_20_шрифт_20_абзаца"><text:span text:style-name="T19">)</text:span></text:span></text:p>
          </table:table-cell>
          <table:table-cell table:style-name="Таблица2.A1" office:value-type="string">
            <text:p text:style-name="P24">Z or !C</text:p>
          </table:table-cell>
        </table:table-row>
        <table:table-row>
          <table:table-cell table:style-name="Таблица2.A1" office:value-type="string">
            <text:p text:style-name="P24">X1011</text:p>
          </table:table-cell>
          <table:table-cell table:style-name="Таблица2.A1" office:value-type="string">
            <text:p text:style-name="P24">G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9">&gt;= (</text:span></text:span><text:span text:style-name="Основной_20_шрифт_20_абзаца"><text:span text:style-name="T18">знаковое</text:span></text:span><text:span text:style-name="Основной_20_шрифт_20_абзаца"><text:span text:style-name="T19">)</text:span></text:span></text:p>
          </table:table-cell>
          <table:table-cell table:style-name="Таблица2.A1" office:value-type="string">
            <text:p text:style-name="P24">!(N xor V)</text:p>
          </table:table-cell>
        </table:table-row>
        <table:table-row>
          <table:table-cell table:style-name="Таблица2.A1" office:value-type="string">
            <text:p text:style-name="P24">X1100</text:p>
          </table:table-cell>
          <table:table-cell table:style-name="Таблица2.A1" office:value-type="string">
            <text:p text:style-name="P24">L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9">&lt;</text:span></text:span><text:span text:style-name="Основной_20_шрифт_20_абзаца"><text:span text:style-name="T19"> (</text:span></text:span><text:span text:style-name="Основной_20_шрифт_20_абзаца"><text:span text:style-name="T18">знаковое</text:span></text:span><text:span text:style-name="Основной_20_шрифт_20_абзаца"><text:span text:style-name="T19">)</text:span></text:span></text:p>
          </table:table-cell>
          <table:table-cell table:style-name="Таблица2.A1" office:value-type="string">
            <text:p text:style-name="P24">N xor V</text:p>
          </table:table-cell>
        </table:table-row>
        <table:table-row>
          <table:table-cell table:style-name="Таблица2.A1" office:value-type="string">
            <text:p text:style-name="P24">X1101</text:p>
          </table:table-cell>
          <table:table-cell table:style-name="Таблица2.A1" office:value-type="string">
            <text:p text:style-name="P24">G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9">&gt;</text:span></text:span><text:span text:style-name="Основной_20_шрифт_20_абзаца"><text:span text:style-name="T19"> (</text:span></text:span><text:span text:style-name="Основной_20_шрифт_20_абзаца"><text:span text:style-name="T18">знаковое</text:span></text:span><text:span text:style-name="Основной_20_шрифт_20_абзаца"><text:span text:style-name="T19">)</text:span></text:span></text:p>
          </table:table-cell>
          <table:table-cell table:style-name="Таблица2.A1" office:value-type="string">
            <text:p text:style-name="P24">!Z and !(N xor V)</text:p>
          </table:table-cell>
        </table:table-row>
        <table:table-row>
          <table:table-cell table:style-name="Таблица2.A1" office:value-type="string">
            <text:p text:style-name="P24">X1110</text:p>
          </table:table-cell>
          <table:table-cell table:style-name="Таблица2.A1" office:value-type="string">
            <text:p text:style-name="P24">L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9">&lt;= (</text:span></text:span><text:span text:style-name="Основной_20_шрифт_20_абзаца"><text:span text:style-name="T18">знаковое</text:span></text:span><text:span text:style-name="Основной_20_шрифт_20_абзаца"><text:span text:style-name="T19">)</text:span></text:span></text:p>
          </table:table-cell>
          <table:table-cell table:style-name="Таблица2.A1" office:value-type="string">
            <text:p text:style-name="P24">Z or (N xor V)</text:p>
          </table:table-cell>
        </table:table-row>
        <table:table-row>
          <table:table-cell table:style-name="Таблица2.A1" office:value-type="string">
            <text:p text:style-name="P24">11111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>Ignore</text:p>
          </table:table-cell>
        </table:table-row>
      </table:table>
      <text:p text:style-name="P19"/>
      <text:p text:style-name="P9"><draw:frame draw:style-name="fr1" draw:name="Frame1" text:anchor-type="paragraph" svg:x="11.779cm" svg:y="0.046cm" svg:width="7.064cm" style:rel-width="scale" svg:height="16.129cm" style:rel-height="scale" draw:z-index="3"><draw:text-box><table:table table:name="Таблица3" table:style-name="Таблица3"><table:table-column table:style-name="Таблица3.A"/><table:table-column table:style-name="Таблица3.B"/><table:table-row><table:table-cell table:style-name="Таблица3.A1" table:number-columns-spanned="2" office:value-type="string"><text:p text:style-name="P23"><text:span text:style-name="Основной_20_шрифт_20_абзаца"><text:span text:style-name="T18">Таблица </text:span></text:span><text:span text:style-name="Основной_20_шрифт_20_абзаца"><text:span text:style-name="T19">3</text:span></text:span><text:span text:style-name="Основной_20_шрифт_20_абзаца"><text:span text:style-name="T18">.</text:span></text:span></text:p></table:table-cell><table:covered-table-cell/></table:table-row><table:table-row><table:table-cell table:style-name="Таблица3.A1" table:number-columns-spanned="2" office:value-type="string"><text:p text:style-name="P25">Типы АЛ операций</text:p></table:table-cell><table:covered-table-cell/></table:table-row><table:table-row><table:table-cell table:style-name="Таблица3.A1" office:value-type="string"><text:p text:style-name="P25">00000</text:p></table:table-cell><table:table-cell table:style-name="Таблица3.A1" office:value-type="string"><text:p text:style-name="P25">AND</text:p></table:table-cell></table:table-row><table:table-row><table:table-cell table:style-name="Таблица3.A1" office:value-type="string"><text:p text:style-name="P25">00001</text:p></table:table-cell><table:table-cell table:style-name="Таблица3.A1" office:value-type="string"><text:p text:style-name="P25">EOR</text:p></table:table-cell></table:table-row><table:table-row><table:table-cell table:style-name="Таблица3.A1" office:value-type="string"><text:p text:style-name="P25">00010</text:p></table:table-cell><table:table-cell table:style-name="Таблица3.A1" office:value-type="string"><text:p text:style-name="P25">ORR</text:p></table:table-cell></table:table-row><table:table-row><table:table-cell table:style-name="Таблица3.A1" office:value-type="string"><text:p text:style-name="P25">00011</text:p></table:table-cell><table:table-cell table:style-name="Таблица3.A1" office:value-type="string"><text:p text:style-name="P25">TST</text:p></table:table-cell></table:table-row><table:table-row><table:table-cell table:style-name="Таблица3.A1" office:value-type="string"><text:p text:style-name="P25">00100</text:p></table:table-cell><table:table-cell table:style-name="Таблица3.A1" office:value-type="string"><text:p text:style-name="P25">TEQ</text:p></table:table-cell></table:table-row><table:table-row><table:table-cell table:style-name="Таблица3.A1" office:value-type="string"><text:p text:style-name="P25">00101</text:p></table:table-cell><table:table-cell table:style-name="Таблица3.A1" office:value-type="string"><text:p text:style-name="P25">CMP</text:p></table:table-cell></table:table-row><table:table-row><table:table-cell table:style-name="Таблица3.A1" office:value-type="string"><text:p text:style-name="P25">00110</text:p></table:table-cell><table:table-cell table:style-name="Таблица3.A1" office:value-type="string"><text:p text:style-name="P25">CMN</text:p></table:table-cell></table:table-row><table:table-row><table:table-cell table:style-name="Таблица3.A1" office:value-type="string"><text:p text:style-name="P25">00111</text:p></table:table-cell><table:table-cell table:style-name="Таблица3.A1" office:value-type="string"><text:p text:style-name="P24">ADD</text:p></table:table-cell></table:table-row><table:table-row><table:table-cell table:style-name="Таблица3.A1" office:value-type="string"><text:p text:style-name="P25">01000</text:p></table:table-cell><table:table-cell table:style-name="Таблица3.A1" office:value-type="string"><text:p text:style-name="P24">SUB</text:p></table:table-cell></table:table-row><table:table-row><table:table-cell table:style-name="Таблица3.A1" office:value-type="string"><text:p text:style-name="P25">01001</text:p></table:table-cell><table:table-cell table:style-name="Таблица3.A1" office:value-type="string"><text:p text:style-name="P24">ADC</text:p></table:table-cell></table:table-row><table:table-row><table:table-cell table:style-name="Таблица3.A1" office:value-type="string"><text:p text:style-name="P25">01010</text:p></table:table-cell><table:table-cell table:style-name="Таблица3.A1" office:value-type="string"><text:p text:style-name="P24">RSB</text:p></table:table-cell></table:table-row><table:table-row><table:table-cell table:style-name="Таблица3.A1" office:value-type="string"><text:p text:style-name="P25">01011</text:p></table:table-cell><table:table-cell table:style-name="Таблица3.A1" office:value-type="string"><text:p text:style-name="P24">SBC</text:p></table:table-cell></table:table-row><table:table-row><table:table-cell table:style-name="Таблица3.A1" office:value-type="string"><text:p text:style-name="P25">01100</text:p></table:table-cell><table:table-cell table:style-name="Таблица3.A1" office:value-type="string"><text:p text:style-name="P24">MVN</text:p></table:table-cell></table:table-row><table:table-row><table:table-cell table:style-name="Таблица3.A1" office:value-type="string"><text:p text:style-name="P25">01101</text:p></table:table-cell><table:table-cell table:style-name="Таблица3.A1" office:value-type="string"><text:p text:style-name="P24">LSL</text:p></table:table-cell></table:table-row><table:table-row><table:table-cell table:style-name="Таблица3.A1" office:value-type="string"><text:p text:style-name="P25">01110</text:p></table:table-cell><table:table-cell table:style-name="Таблица3.A1" office:value-type="string"><text:p text:style-name="P24">ASR</text:p></table:table-cell></table:table-row><table:table-row><table:table-cell table:style-name="Таблица3.A1" office:value-type="string"><text:p text:style-name="P25">01111</text:p></table:table-cell><table:table-cell table:style-name="Таблица3.A1" office:value-type="string"><text:p text:style-name="P24">RRX</text:p></table:table-cell></table:table-row><table:table-row><table:table-cell table:style-name="Таблица3.A1" office:value-type="string"><text:p text:style-name="P25">10000</text:p></table:table-cell><table:table-cell table:style-name="Таблица3.A1" office:value-type="string"><text:p text:style-name="P24">ROR</text:p></table:table-cell></table:table-row><table:table-row><table:table-cell table:style-name="Таблица3.A1" office:value-type="string"><text:p text:style-name="P25">10001</text:p></table:table-cell><table:table-cell table:style-name="Таблица3.A1" office:value-type="string"><text:p text:style-name="P24">BSWP</text:p></table:table-cell></table:table-row><table:table-row><table:table-cell table:style-name="Таблица3.A1" office:value-type="string"><text:p text:style-name="P25">10010</text:p></table:table-cell><table:table-cell table:style-name="Таблица3.A1" office:value-type="string"><text:p text:style-name="P24">SWR</text:p></table:table-cell></table:table-row><table:table-row><table:table-cell table:style-name="Таблица3.A1" office:value-type="string"><text:p text:style-name="P25">10011</text:p></table:table-cell><table:table-cell table:style-name="Таблица3.A1" office:value-type="string"><text:p text:style-name="P24">UADDPB</text:p></table:table-cell></table:table-row><table:table-row><table:table-cell table:style-name="Таблица3.A1" office:value-type="string"><text:p text:style-name="P25">10100</text:p></table:table-cell><table:table-cell table:style-name="Таблица3.A1" office:value-type="string"><text:p text:style-name="P24">UADDPH</text:p></table:table-cell></table:table-row><table:table-row><table:table-cell table:style-name="Таблица3.A1" office:value-type="string"><text:p text:style-name="P25">10101</text:p></table:table-cell><table:table-cell table:style-name="Таблица3.A1" office:value-type="string"><text:p text:style-name="P24">UADDPW</text:p></table:table-cell></table:table-row><table:table-row><table:table-cell table:style-name="Таблица3.A1" office:value-type="string"><text:p text:style-name="P25">10110</text:p></table:table-cell><table:table-cell table:style-name="Таблица3.A1" office:value-type="string"><text:p text:style-name="P24">SADDPB</text:p></table:table-cell></table:table-row><table:table-row><table:table-cell table:style-name="Таблица3.A1" office:value-type="string"><text:p text:style-name="P25">10111</text:p></table:table-cell><table:table-cell table:style-name="Таблица3.A1" office:value-type="string"><text:p text:style-name="P24">SADDPH</text:p></table:table-cell></table:table-row><table:table-row><table:table-cell table:style-name="Таблица3.A1" office:value-type="string"><text:p text:style-name="P25">11000</text:p></table:table-cell><table:table-cell table:style-name="Таблица3.A1" office:value-type="string"><text:p text:style-name="P24">SADDPW</text:p></table:table-cell></table:table-row><table:table-row><table:table-cell table:style-name="Таблица3.A1" office:value-type="string"><text:p text:style-name="P25">11001</text:p></table:table-cell><table:table-cell table:style-name="Таблица3.A1" office:value-type="string"><text:p text:style-name="P24">VUADDB</text:p></table:table-cell></table:table-row><table:table-row><table:table-cell table:style-name="Таблица3.A1" office:value-type="string"><text:p text:style-name="P25">11010</text:p></table:table-cell><table:table-cell table:style-name="Таблица3.A1" office:value-type="string"><text:p text:style-name="P24">VUADDH</text:p></table:table-cell></table:table-row><table:table-row><table:table-cell table:style-name="Таблица3.A1" office:value-type="string"><text:p text:style-name="P25">11011</text:p></table:table-cell><table:table-cell table:style-name="Таблица3.A1" office:value-type="string"><text:p text:style-name="P24">VSADDB</text:p></table:table-cell></table:table-row><table:table-row><table:table-cell table:style-name="Таблица3.A1" office:value-type="string"><text:p text:style-name="P25">11100</text:p></table:table-cell><table:table-cell table:style-name="Таблица3.A1" office:value-type="string"><text:p text:style-name="P24">VSADDH</text:p></table:table-cell></table:table-row></table:table><text:p text:style-name="Обычный"/></draw:text-box></draw:frame><text:span text:style-name="Основной_20_шрифт_20_абзаца"><text:span text:style-name="T6">Если первый бит поля </text:span></text:span><text:span text:style-name="Основной_20_шрифт_20_абзаца"><text:span text:style-name="T9">cond</text:span></text:span><text:span text:style-name="Основной_20_шрифт_20_абзаца"><text:span text:style-name="T6"> – условие </text:span></text:span><text:span text:style-name="Основной_20_шрифт_20_абзаца"><text:span text:style-name="T6"><text:tab/></text:span></text:span><text:span text:style-name="Основной_20_шрифт_20_абзаца"><text:span text:style-name="T6">исполнения на </text:span></text:span><text:span text:style-name="Основной_20_шрифт_20_абзаца"><text:span text:style-name="T9">Master</text:span></text:span><text:span text:style-name="Основной_20_шрифт_20_абзаца"><text:span text:style-name="T6">-ядре.</text:span></text:span></text:p>
      <text:h text:style-name="P85" text:outline-level="3"><text:soft-page-break/>ALU</text:h>
      <text:list xml:id="list5715656548450309146" text:style-name="WWNum29">
        <text:list-item>
          <text:p text:style-name="P67"><text:span text:style-name="Основной_20_шрифт_20_абзаца"><text:span text:style-name="T8">[0:</text:span></text:span><text:span text:style-name="Основной_20_шрифт_20_абзаца"><text:span text:style-name="T5">1</text:span></text:span><text:span text:style-name="Основной_20_шрифт_20_абзаца"><text:span text:style-name="T8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7"><text:span text:style-name="Основной_20_шрифт_20_абзаца"><text:span text:style-name="T8">[2:6] </text:span></text:span><text:span text:style-name="Основной_20_шрифт_20_абзаца"><text:span text:style-name="T5">– </text:span></text:span><text:span text:style-name="Основной_20_шрифт_20_абзаца"><text:span text:style-name="T8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67"><text:span text:style-name="Основной_20_шрифт_20_абзаца"><text:span text:style-name="T5">[7:10] – </text:span></text:span><text:span text:style-name="Основной_20_шрифт_20_абзаца"><text:span text:style-name="T8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7"><text:span text:style-name="Основной_20_шрифт_20_абзаца"><text:span text:style-name="T5">[11] <text:s/></text:span></text:span><text:span text:style-name="Основной_20_шрифт_20_абзаца"><text:span text:style-name="T8">I</text:span></text:span><text:span text:style-name="Основной_20_шрифт_20_абзаца"><text:span text:style-name="T5"> – определение типа третьего операнда.(1-imm)</text:span></text:span></text:p>
        </text:list-item>
        <text:list-item>
          <text:p text:style-name="P55">[12] – (1-влияет )влияние на флаговый регистр</text:p>
        </text:list-item>
        <text:list-item>
          <text:p text:style-name="P67"><text:span text:style-name="Основной_20_шрифт_20_абзаца"><text:span text:style-name="T5">[13:17] – </text:span></text:span><text:span text:style-name="Основной_20_шрифт_20_абзаца"><text:span text:style-name="T8">func</text:span></text:span><text:span text:style-name="Основной_20_шрифт_20_абзаца"><text:span text:style-name="T5"> – тип операции (Таблица </text:span></text:span><text:span text:style-name="Основной_20_шрифт_20_абзаца"><text:span text:style-name="T8">3</text:span></text:span><text:span text:style-name="Основной_20_шрифт_20_абзаца"><text:span text:style-name="T5">)</text:span></text:span></text:p>
        </text:list-item>
        <text:list-item>
          <text:p text:style-name="P60">[19:24] – Rn</text:p>
        </text:list-item>
        <text:list-item>
          <text:p text:style-name="P60">[25:30] – Rd</text:p>
        </text:list-item>
      </text:list>
      <text:p text:style-name="P2"><text:span text:style-name="Основной_20_шрифт_20_абзаца"><text:span text:style-name="T5">Если</text:span></text:span><text:span text:style-name="Основной_20_шрифт_20_абзаца"><text:span text:style-name="T8"> I = 0:</text:span></text:span></text:p>
      <text:list xml:id="list21415105" text:continue-numbering="true" text:style-name="WWNum29">
        <text:list-item>
          <text:p text:style-name="P60">[31:36] –Rm/Rm1</text:p>
        </text:list-item>
        <text:list-item>
          <text:p text:style-name="P60">[37:42] –Ra/Rm2</text:p>
        </text:list-item>
        <text:list-item>
          <text:p text:style-name="P67"><text:span text:style-name="Основной_20_шрифт_20_абзаца"><text:span text:style-name="T5">[43:58] – </text:span></text:span><text:span text:style-name="Основной_20_шрифт_20_абзаца"><text:span text:style-name="T8">imm</text:span></text:span><text:span text:style-name="Основной_20_шрифт_20_абзаца"><text:span text:style-name="T5">16 или только половина: </text:span></text:span><text:span text:style-name="Основной_20_шрифт_20_абзаца"><text:span text:style-name="T8">imm</text:span></text:span><text:span text:style-name="Основной_20_шрифт_20_абзаца"><text:span text:style-name="T5">8(в зависимости от инструкции)</text:span></text:span></text:p>
        </text:list-item>
      </text:list>
      <text:p text:style-name="P2"><text:span text:style-name="Основной_20_шрифт_20_абзаца"><text:span text:style-name="T5">Если </text:span></text:span><text:span text:style-name="Основной_20_шрифт_20_абзаца"><text:span text:style-name="T8">I</text:span></text:span><text:span text:style-name="Основной_20_шрифт_20_абзаца"><text:span text:style-name="T5"> = 1:</text:span></text:span></text:p>
      <text:list xml:id="list21391383" text:continue-numbering="true" text:style-name="WWNum29">
        <text:list-item>
          <text:p text:style-name="P67"><text:span text:style-name="Основной_20_шрифт_20_абзаца"><text:span text:style-name="T5">[31:62] – </text:span></text:span><text:span text:style-name="Основной_20_шрифт_20_абзаца"><text:span text:style-name="T8">imm</text:span></text:span><text:span text:style-name="Основной_20_шрифт_20_абзаца"><text:span text:style-name="T5">32</text:span></text:span></text:p>
        </text:list-item>
        <text:list-item>
          <text:p text:style-name="P55">[63] - резерв</text:p>
        </text:list-item>
      </text:list>
      <text:h text:style-name="P85" text:outline-level="3">MUL</text:h>
      <text:list xml:id="list4261872969322461468" text:style-name="WWNum30">
        <text:list-item>
          <text:p text:style-name="P68"><text:span text:style-name="Основной_20_шрифт_20_абзаца"><text:span text:style-name="T8">[0:</text:span></text:span><text:span text:style-name="Основной_20_шрифт_20_абзаца"><text:span text:style-name="T5">1</text:span></text:span><text:span text:style-name="Основной_20_шрифт_20_абзаца"><text:span text:style-name="T8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8"><text:span text:style-name="Основной_20_шрифт_20_абзаца"><text:span text:style-name="T8">[2:6] </text:span></text:span><text:span text:style-name="Основной_20_шрифт_20_абзаца"><text:span text:style-name="T5">– </text:span></text:span><text:span text:style-name="Основной_20_шрифт_20_абзаца"><text:span text:style-name="T8">cond</text:span></text:span><text:span text:style-name="Основной_20_шрифт_20_абзаца"><text:span text:style-name="T5"> код усло</text:span></text:span><text:span text:style-name="Основной_20_шрифт_20_абзаца"><text:span text:style-name="T5">вия</text:span></text:span></text:p>
        </text:list-item>
        <text:list-item>
          <text:p text:style-name="P68"><text:span text:style-name="Основной_20_шрифт_20_абзаца"><text:span text:style-name="T5">[7:10]</text:span></text:span><text:span text:style-name="Основной_20_шрифт_20_абзаца"><text:span text:style-name="T5"><text:tab/> – </text:span></text:span><text:span text:style-name="Основной_20_шрифт_20_абзаца"><text:span text:style-name="T8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56">[11]<text:tab/>– тип операции (Умножение 0 / умножение с накоплением 1) A(accumulation)</text:p>
        </text:list-item>
        <text:list-item>
          <text:p text:style-name="P68"><text:span text:style-name="Основной_20_шрифт_20_абзаца"><text:span text:style-name="T5">[12] </text:span></text:span><text:span text:style-name="Основной_20_шрифт_20_абзаца"><text:span text:style-name="T5"><text:tab/>– тип третьего операнда (1 - imm)(</text:span></text:span><text:span text:style-name="Основной_20_шрифт_20_абзаца"><text:span text:style-name="T8">opcode</text:span></text:span><text:span text:style-name="Основной_20_шрифт_20_абзаца"><text:span text:style-name="T5"> = </text:span></text:span><text:span text:style-name="Основной_20_шрифт_20_абзаца"><text:span text:style-name="T8">MUL</text:span></text:span><text:span text:style-name="Основной_20_шрифт_20_абзаца"><text:span text:style-name="T5">) или знак (</text:span></text:span><text:span text:style-name="Основной_20_шрифт_20_абзаца"><text:span text:style-name="T8">opcode</text:span></text:span><text:span text:style-name="Основной_20_шрифт_20_абзаца"><text:span text:style-name="T5"> = </text:span></text:span><text:span text:style-name="Основной_20_шрифт_20_абзаца"><text:span text:style-name="T8">wMUL</text:span></text:span><text:span text:style-name="Основной_20_шрифт_20_абзаца"><text:span text:style-name="T5">)1 - „-“</text:span></text:span></text:p>
        </text:list-item>
        <text:list-item>
          <text:p text:style-name="P68"><text:span text:style-name="Основной_20_шрифт_20_абзаца"><text:span text:style-name="T5">[13:18] – </text:span></text:span><text:span text:style-name="Основной_20_шрифт_20_абзаца"><text:span text:style-name="T8">Ra</text:span></text:span></text:p>
        </text:list-item>
        <text:list-item>
          <text:p text:style-name="P68"><text:span text:style-name="Основной_20_шрифт_20_абзаца"><text:span text:style-name="T5">[19:24] – </text:span></text:span><text:span text:style-name="Основной_20_шрифт_20_абзаца"><text:span text:style-name="T8">Rn</text:span></text:span></text:p>
        </text:list-item>
        <text:list-item>
          <text:p text:style-name="P68"><text:soft-page-break/><text:span text:style-name="Основной_20_шрифт_20_абзаца"><text:span text:style-name="T5">[25:30] – </text:span></text:span><text:span text:style-name="Основной_20_шрифт_20_абзаца"><text:span text:style-name="T8">Rd</text:span></text:span></text:p>
        </text:list-item>
        <text:list-item>
          <text:p text:style-name="P68"><text:span text:style-name="Основной_20_шрифт_20_абзаца"><text:span text:style-name="T5">[31:36] –</text:span></text:span><text:span text:style-name="Основной_20_шрифт_20_абзаца"><text:span text:style-name="T8">Rm</text:span></text:span></text:p>
        </text:list-item>
      </text:list>
      <text:p text:style-name="P3">Если предполагается наличие непосредственного значения:</text:p>
      <text:list xml:id="list21416004" text:continue-numbering="true" text:style-name="WWNum30">
        <text:list-item>
          <text:p text:style-name="P68"><text:span text:style-name="Основной_20_шрифт_20_абзаца"><text:span text:style-name="T5">[31:62] – </text:span></text:span><text:span text:style-name="Основной_20_шрифт_20_абзаца"><text:span text:style-name="T8">imm</text:span></text:span><text:span text:style-name="Основной_20_шрифт_20_абзаца"><text:span text:style-name="T5">32.</text:span></text:span></text:p>
        </text:list-item>
        <text:list-item>
          <text:p text:style-name="P56">[63] – резерв</text:p>
        </text:list-item>
      </text:list>
      <text:p text:style-name="P6">Замечание.</text:p>
      <text:p text:style-name="P27"><text:span text:style-name="Основной_20_шрифт_20_абзаца"><text:span text:style-name="T5">Коды инструкции </text:span></text:span><text:span text:style-name="Основной_20_шрифт_20_абзаца"><text:span text:style-name="T8">MUL</text:span></text:span><text:span text:style-name="Основной_20_шрифт_20_абзаца"><text:span text:style-name="T5"> </text:span></text:span><text:span text:style-name="Основной_20_шрифт_20_абзаца"><text:span text:style-name="T8">Rd</text:span></text:span><text:span text:style-name="Основной_20_шрифт_20_абзаца"><text:span text:style-name="T5">, </text:span></text:span><text:span text:style-name="Основной_20_шрифт_20_абзаца"><text:span text:style-name="T8">Rn</text:span></text:span><text:span text:style-name="Основной_20_шрифт_20_абзаца"><text:span text:style-name="T5">, </text:span></text:span><text:span text:style-name="Основной_20_шрифт_20_абзаца"><text:span text:style-name="T8">Rm</text:span></text:span><text:span text:style-name="Основной_20_шрифт_20_абзаца"><text:span text:style-name="T5">: Поле </text:span></text:span><text:span text:style-name="Основной_20_шрифт_20_абзаца"><text:span text:style-name="T8">opcode</text:span></text:span><text:span text:style-name="Основной_20_шрифт_20_абзаца"><text:span text:style-name="T5"> = </text:span></text:span><text:span text:style-name="Основной_20_шрифт_20_абзаца"><text:span text:style-name="T8">MUL</text:span></text:span><text:span text:style-name="Основной_20_шрифт_20_абзаца"><text:span text:style-name="T5">, [11] = 1, [12] = 0 [13] = 1.</text:span></text:span></text:p>
      <text:p text:style-name="P27"><text:span text:style-name="Основной_20_шрифт_20_абзаца"><text:span text:style-name="T5">Инструкции, </text:span></text:span><text:span text:style-name="Основной_20_шрифт_20_абзаца"><text:span text:style-name="T8">MUL</text:span></text:span><text:span text:style-name="Основной_20_шрифт_20_абзаца"><text:span text:style-name="T5"> </text:span></text:span><text:span text:style-name="Основной_20_шрифт_20_абзаца"><text:span text:style-name="T8">Rd</text:span></text:span><text:span text:style-name="Основной_20_шрифт_20_абзаца"><text:span text:style-name="T5">, </text:span></text:span><text:span text:style-name="Основной_20_шрифт_20_абзаца"><text:span text:style-name="T8">Rn</text:span></text:span><text:span text:style-name="Основной_20_шрифт_20_абзаца"><text:span text:style-name="T5">, </text:span></text:span><text:span text:style-name="Основной_20_шрифт_20_абзаца"><text:span text:style-name="T8">imm</text:span></text:span><text:span text:style-name="Основной_20_шрифт_20_абзаца"><text:span text:style-name="T5">32. Поле </text:span></text:span><text:span text:style-name="Основной_20_шрифт_20_абзаца"><text:span text:style-name="T8">opcode</text:span></text:span><text:span text:style-name="Основной_20_шрифт_20_абзаца"><text:span text:style-name="T5"> = </text:span></text:span><text:span text:style-name="Основной_20_шрифт_20_абзаца"><text:span text:style-name="T8">MUL</text:span></text:span><text:span text:style-name="Основной_20_шрифт_20_абзаца"><text:span text:style-name="T5">, [11] = 1, [12] = 1 <text:s text:c="4"/>[13] = 0.</text:span></text:span></text:p>
      <text:p text:style-name="P27"><draw:frame draw:style-name="fr1" draw:name="Frame3" text:anchor-type="paragraph" svg:x="11.396cm" svg:y="1.08cm" svg:width="7.064cm" style:rel-width="scale" svg:height="4.022cm" style:rel-height="scale" draw:z-index="0"><draw:text-box><table:table table:name="Таблица4" table:style-name="Таблица4"><table:table-column table:style-name="Таблица4.A"/><table:table-column table:style-name="Таблица4.B"/><table:table-row><table:table-cell table:style-name="Таблица4.A1" table:number-columns-spanned="2" office:value-type="string"><text:p text:style-name="P23"><text:span text:style-name="Основной_20_шрифт_20_абзаца"><text:span text:style-name="T18">Таблица </text:span></text:span><text:span text:style-name="Основной_20_шрифт_20_абзаца"><text:span text:style-name="T19">4</text:span></text:span><text:span text:style-name="Основной_20_шрифт_20_абзаца"><text:span text:style-name="T18">.</text:span></text:span></text:p></table:table-cell><table:covered-table-cell/></table:table-row><table:table-row><table:table-cell table:style-name="Таблица4.A1" table:number-columns-spanned="2" office:value-type="string"><text:p text:style-name="P23"><text:span text:style-name="Основной_20_шрифт_20_абзаца"><text:span text:style-name="T18">Коды инструкций</text:span></text:span><text:span text:style-name="Основной_20_шрифт_20_абзаца"><text:span text:style-name="T19"> </text:span></text:span><text:span text:style-name="Основной_20_шрифт_20_абзаца"><text:span text:style-name="T18">прехода</text:span></text:span></text:p></table:table-cell><table:covered-table-cell/></table:table-row><table:table-row><table:table-cell table:style-name="Таблица4.A1" office:value-type="string"><text:p text:style-name="P25">0000</text:p></table:table-cell><table:table-cell table:style-name="Таблица4.A1" office:value-type="string"><text:p text:style-name="P24">BL</text:p></table:table-cell></table:table-row><table:table-row><table:table-cell table:style-name="Таблица4.A1" office:value-type="string"><text:p text:style-name="P25">0001/1001</text:p></table:table-cell><table:table-cell table:style-name="Таблица4.A1" office:value-type="string"><text:p text:style-name="P24">BO(imm)/BO(reg)</text:p></table:table-cell></table:table-row><table:table-row><table:table-cell table:style-name="Таблица4.A1" office:value-type="string"><text:p text:style-name="P25">0010/1010</text:p></table:table-cell><table:table-cell table:style-name="Таблица4.A1" office:value-type="string"><text:p text:style-name="P24">B(imm)/B(reg)</text:p></table:table-cell></table:table-row><table:table-row><table:table-cell table:style-name="Таблица4.A1" office:value-type="string"><text:p text:style-name="P25">0011</text:p></table:table-cell><table:table-cell table:style-name="Таблица4.A1" office:value-type="string"><text:p text:style-name="P24">RET</text:p></table:table-cell></table:table-row><table:table-row><table:table-cell table:style-name="Таблица4.A1" office:value-type="string"><text:p text:style-name="P25">0100</text:p></table:table-cell><table:table-cell table:style-name="Таблица4.A1" office:value-type="string"><text:p text:style-name="P24">XRET</text:p></table:table-cell></table:table-row></table:table><text:p text:style-name="Обычный"/></draw:text-box></draw:frame><text:span text:style-name="Основной_20_шрифт_20_абзаца"><text:span text:style-name="T5">А, например инструкция </text:span></text:span><text:span text:style-name="Основной_20_шрифт_20_абзаца"><text:span text:style-name="T9">SMULL</text:span></text:span><text:span text:style-name="Основной_20_шрифт_20_абзаца"><text:span text:style-name="T6"> </text:span></text:span><text:span text:style-name="Основной_20_шрифт_20_абзаца"><text:span text:style-name="T8">Rd</text:span></text:span><text:span text:style-name="Основной_20_шрифт_20_абзаца"><text:span text:style-name="T5">, </text:span></text:span><text:span text:style-name="Основной_20_шрифт_20_абзаца"><text:span text:style-name="T8">Rn</text:span></text:span><text:span text:style-name="Основной_20_шрифт_20_абзаца"><text:span text:style-name="T5">, </text:span></text:span><text:span text:style-name="Основной_20_шрифт_20_абзаца"><text:span text:style-name="T8">Rm</text:span></text:span><text:span text:style-name="Основной_20_шрифт_20_абзаца"><text:span text:style-name="T5">, </text:span></text:span><text:span text:style-name="Основной_20_шрифт_20_абзаца"><text:span text:style-name="T8">Ra</text:span></text:span><text:span text:style-name="Основной_20_шрифт_20_абзаца"><text:span text:style-name="T5"> Поле </text:span></text:span><text:span text:style-name="Основной_20_шрифт_20_абзаца"><text:span text:style-name="T8">opcode</text:span></text:span><text:span text:style-name="Основной_20_шрифт_20_абзаца"><text:span text:style-name="T5"> = </text:span></text:span><text:span text:style-name="Основной_20_шрифт_20_абзаца"><text:span text:style-name="T8">wMUL</text:span></text:span><text:span text:style-name="Основной_20_шрифт_20_абзаца"><text:span text:style-name="T5">, [11] = 1, [12] = 1, [13] = 0. Для </text:span></text:span><text:span text:style-name="Основной_20_шрифт_20_абзаца"><text:span text:style-name="T8">UMULL</text:span></text:span><text:span text:style-name="Основной_20_шрифт_20_абзаца"><text:span text:style-name="T5"> [12] = 0</text:span></text:span></text:p>
      <text:p text:style-name="P7">Умножение всегда влияет на регистр флагов.</text:p>
      <text:h text:style-name="P86" text:outline-level="3"><text:s/>Команды доступа в память</text:h>
      <text:list xml:id="list5287666533736179160" text:style-name="WWNum27">
        <text:list-item>
          <text:p text:style-name="P69"><text:span text:style-name="Основной_20_шрифт_20_абзаца"><text:span text:style-name="T8">[0:</text:span></text:span><text:span text:style-name="Основной_20_шрифт_20_абзаца"><text:span text:style-name="T5">1</text:span></text:span><text:span text:style-name="Основной_20_шрифт_20_абзаца"><text:span text:style-name="T8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9"><text:span text:style-name="Основной_20_шрифт_20_абзаца"><text:span text:style-name="T8">[2:6] </text:span></text:span><text:span text:style-name="Основной_20_шрифт_20_абзаца"><text:span text:style-name="T5">– </text:span></text:span><text:span text:style-name="Основной_20_шрифт_20_абзаца"><text:span text:style-name="T8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69"><draw:frame draw:style-name="fr1" draw:name="Frame4" text:anchor-type="paragraph" svg:x="11.437cm" svg:y="0.125cm" svg:width="7.064cm" style:rel-width="scale" svg:height="7.553cm" style:rel-height="scale" draw:z-index="1"><draw:text-box><table:table table:name="Таблица5" table:style-name="Таблица5"><table:table-column table:style-name="Таблица5.A"/><table:table-column table:style-name="Таблица5.B"/><table:table-row><table:table-cell table:style-name="Таблица5.A1" table:number-columns-spanned="2" office:value-type="string"><text:p text:style-name="P23"><text:span text:style-name="Основной_20_шрифт_20_абзаца"><text:span text:style-name="T18">Таблица </text:span></text:span><text:span text:style-name="Основной_20_шрифт_20_абзаца"><text:span text:style-name="T19">5</text:span></text:span><text:span text:style-name="Основной_20_шрифт_20_абзаца"><text:span text:style-name="T18">.</text:span></text:span></text:p></table:table-cell><table:covered-table-cell/></table:table-row><table:table-row><table:table-cell table:style-name="Таблица5.A1" table:number-columns-spanned="2" office:value-type="string"><text:p text:style-name="P25">Коды системных инструкций</text:p></table:table-cell><table:covered-table-cell/></table:table-row><table:table-row><table:table-cell table:style-name="Таблица5.A1" office:value-type="string"><text:p text:style-name="P25">0000</text:p></table:table-cell><table:table-cell table:style-name="Таблица5.A1" office:value-type="string"><text:p text:style-name="P24">INSY</text:p></table:table-cell></table:table-row><table:table-row><table:table-cell table:style-name="Таблица5.A1" office:value-type="string"><text:p text:style-name="P25">0001</text:p></table:table-cell><table:table-cell table:style-name="Таблица5.A1" office:value-type="string"><text:p text:style-name="P24">IN</text:p></table:table-cell></table:table-row><table:table-row><table:table-cell table:style-name="Таблица5.A1" office:value-type="string"><text:p text:style-name="P25">0010</text:p></table:table-cell><table:table-cell table:style-name="Таблица5.A1" office:value-type="string"><text:p text:style-name="P24">OUTSY</text:p></table:table-cell></table:table-row><table:table-row><table:table-cell table:style-name="Таблица5.A1" office:value-type="string"><text:p text:style-name="P25">0011</text:p></table:table-cell><table:table-cell table:style-name="Таблица5.A1" office:value-type="string"><text:p text:style-name="P24">OUT</text:p></table:table-cell></table:table-row><table:table-row><table:table-cell table:style-name="Таблица5.A1" office:value-type="string"><text:p text:style-name="P25">0 100</text:p></table:table-cell><table:table-cell table:style-name="Таблица5.A1" office:value-type="string"><text:p text:style-name="P24">SFL</text:p></table:table-cell></table:table-row><table:table-row><table:table-cell table:style-name="Таблица5.A1" office:value-type="string"><text:p text:style-name="P25">0101</text:p></table:table-cell><table:table-cell table:style-name="Таблица5.A1" office:value-type="string"><text:p text:style-name="P24">LFL</text:p></table:table-cell></table:table-row><table:table-row><table:table-cell table:style-name="Таблица5.A1" office:value-type="string"><text:p text:style-name="P25">0110</text:p></table:table-cell><table:table-cell table:style-name="Таблица5.A1" office:value-type="string"><text:p text:style-name="P24">SMF</text:p></table:table-cell></table:table-row><table:table-row><table:table-cell table:style-name="Таблица5.A1" office:value-type="string"><text:p text:style-name="P25">0111</text:p></table:table-cell><table:table-cell table:style-name="Таблица5.A1" office:value-type="string"><text:p text:style-name="P24">SINT</text:p></table:table-cell></table:table-row><table:table-row><table:table-cell table:style-name="Таблица5.A1" office:value-type="string"><text:p text:style-name="P25">1000</text:p></table:table-cell><table:table-cell table:style-name="Таблица5.A1" office:value-type="string"><text:p text:style-name="P24">BINT</text:p></table:table-cell></table:table-row><table:table-row><table:table-cell table:style-name="Таблица5.A1" office:value-type="string"><text:p text:style-name="P25">1001</text:p></table:table-cell><table:table-cell table:style-name="Таблица5.A1" office:value-type="string"><text:p text:style-name="P24">UINT</text:p></table:table-cell></table:table-row><table:table-row><table:table-cell table:style-name="Таблица5.A1" office:value-type="string"><text:p text:style-name="P25">1010</text:p></table:table-cell><table:table-cell table:style-name="Таблица5.A1" office:value-type="string"><text:p text:style-name="P24">CINT</text:p></table:table-cell></table:table-row><table:table-row><table:table-cell table:style-name="Таблица5.A1" office:value-type="string"><text:p text:style-name="P25">1011</text:p></table:table-cell><table:table-cell table:style-name="Таблица5.A1" office:value-type="string"><text:p text:style-name="P24">INT</text:p></table:table-cell></table:table-row></table:table><text:p text:style-name="Обычный"/></draw:text-box></draw:frame><text:span text:style-name="Основной_20_шрифт_20_абзаца"><text:span text:style-name="T5">[7:10] – </text:span></text:span><text:span text:style-name="Основной_20_шрифт_20_абзаца"><text:span text:style-name="T8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9"><text:span text:style-name="Основной_20_шрифт_20_абзаца"><text:span text:style-name="T5">[11] – тип операции (0 — </text:span></text:span><text:span text:style-name="Основной_20_шрифт_20_абзаца"><text:span text:style-name="T8">store</text:span></text:span><text:span text:style-name="Основной_20_шрифт_20_абзаца"><text:span text:style-name="T5">/ 1 - </text:span></text:span><text:span text:style-name="Основной_20_шрифт_20_абзаца"><text:span text:style-name="T8">load</text:span></text:span><text:span text:style-name="Основной_20_шрифт_20_абзаца"><text:span text:style-name="T5">)</text:span></text:span></text:p>
        </text:list-item>
        <text:list-item>
          <text:p text:style-name="P57">[12:13] – размер операндов(64/32/16/8 бит)</text:p>
        </text:list-item>
        <text:list-item>
          <text:p text:style-name="P61">[14:18] - Scale</text:p>
        </text:list-item>
        <text:list-item>
          <text:p text:style-name="P69"><text:span text:style-name="Основной_20_шрифт_20_абзаца"><text:span text:style-name="T5">[19:24] – </text:span></text:span><text:span text:style-name="Основной_20_шрифт_20_абзаца"><text:span text:style-name="T8">Rn</text:span></text:span></text:p>
        </text:list-item>
        <text:list-item>
          <text:p text:style-name="P69"><text:span text:style-name="Основной_20_шрифт_20_абзаца"><text:span text:style-name="T5">[25:30] – </text:span></text:span><text:span text:style-name="Основной_20_шрифт_20_абзаца"><text:span text:style-name="T8">Rd</text:span></text:span></text:p>
        </text:list-item>
        <text:list-item>
          <text:p text:style-name="P69"><text:span text:style-name="Основной_20_шрифт_20_абзаца"><text:span text:style-name="T5">[3</text:span></text:span><text:span text:style-name="Основной_20_шрифт_20_абзаца"><text:span text:style-name="T8">1</text:span></text:span><text:span text:style-name="Основной_20_шрифт_20_абзаца"><text:span text:style-name="T5">:6</text:span></text:span><text:span text:style-name="Основной_20_шрифт_20_абзаца"><text:span text:style-name="T8">2</text:span></text:span><text:span text:style-name="Основной_20_шрифт_20_абзаца"><text:span text:style-name="T5">] –</text:span></text:span><text:span text:style-name="Основной_20_шрифт_20_абзаца"><text:span text:style-name="T8"> offset</text:span></text:span><text:span text:style-name="Основной_20_шрифт_20_абзаца"><text:span text:style-name="T5"> </text:span></text:span><text:span text:style-name="Основной_20_шрифт_20_абзаца"><text:span text:style-name="T8">(imm</text:span></text:span><text:span text:style-name="Основной_20_шрифт_20_абзаца"><text:span text:style-name="T5">32</text:span></text:span><text:span text:style-name="Основной_20_шрифт_20_абзаца"><text:span text:style-name="T8">) </text:span></text:span><text:span text:style-name="Основной_20_шрифт_20_абзаца"><text:span text:style-name="T5">.</text:span></text:span></text:p>
        </text:list-item>
      </text:list>
      <text:h text:style-name="P86" text:outline-level="3">Команды перехода.</text:h>
      <text:list xml:id="list1137150664432982027" text:style-name="WWNum28">
        <text:list-item>
          <text:p text:style-name="P70"><text:span text:style-name="Основной_20_шрифт_20_абзаца"><text:span text:style-name="T8">[0:</text:span></text:span><text:span text:style-name="Основной_20_шрифт_20_абзаца"><text:span text:style-name="T5">1</text:span></text:span><text:span text:style-name="Основной_20_шрифт_20_абзаца"><text:span text:style-name="T8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0"><text:span text:style-name="Основной_20_шрифт_20_абзаца"><text:span text:style-name="T8">[2:6] </text:span></text:span><text:span text:style-name="Основной_20_шрифт_20_абзаца"><text:span text:style-name="T5">– </text:span></text:span><text:span text:style-name="Основной_20_шрифт_20_абзаца"><text:span text:style-name="T8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0"><text:span text:style-name="Основной_20_шрифт_20_абзаца"><text:span text:style-name="T5">[7:10] – </text:span></text:span><text:span text:style-name="Основной_20_шрифт_20_абзаца"><text:span text:style-name="T8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0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8">4</text:span></text:span><text:span text:style-name="Основной_20_шрифт_20_абзаца"><text:span text:style-name="T5">)</text:span></text:span></text:p>
        </text:list-item>
        <text:list-item>
          <text:p text:style-name="P70"><text:span text:style-name="Основной_20_шрифт_20_абзаца"><text:span text:style-name="T5">[19:24] – </text:span></text:span><text:span text:style-name="Основной_20_шрифт_20_абзаца"><text:span text:style-name="T8">R</text:span></text:span></text:p>
        </text:list-item>
      </text:list>
      <text:p text:style-name="P2"><draw:frame draw:style-name="fr1" draw:name="Frame5" text:anchor-type="paragraph" svg:x="12.607cm" svg:y="-0.005cm" svg:width="6.061cm" style:rel-width="scale" svg:height="4.103cm" style:rel-height="scale" draw:z-index="2"><draw:text-box><table:table table:name="Таблица6" table:style-name="Таблица6"><table:table-column table:style-name="Таблица6.A"/><table:table-column table:style-name="Таблица6.B"/><table:table-column table:style-name="Таблица6.C"/><table:table-row><table:table-cell table:style-name="Таблица6.A1" table:number-columns-spanned="3" office:value-type="string"><text:p text:style-name="P25">Таблица 6.</text:p></table:table-cell><table:covered-table-cell/><table:covered-table-cell/></table:table-row><table:table-row><table:table-cell table:style-name="Таблица6.A1" table:number-columns-spanned="3" office:value-type="string"><text:p text:style-name="P24">[0:1]</text:p></table:table-cell><table:covered-table-cell/><table:covered-table-cell/></table:table-row><table:table-row><table:table-cell table:style-name="Таблица6.A1" office:value-type="string"><text:p text:style-name="P25">Код</text:p></table:table-cell><table:table-cell table:style-name="Таблица6.A1" office:value-type="string"><text:p text:style-name="P25">префикс</text:p></table:table-cell><table:table-cell table:style-name="Таблица6.A1" office:value-type="string"><text:p text:style-name="P25">описание</text:p></table:table-cell></table:table-row><table:table-row><table:table-cell table:style-name="Таблица6.A1" office:value-type="string"><text:p text:style-name="P25">0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5">01</text:p></table:table-cell><table:table-cell table:style-name="Таблица6.A1" office:value-type="string"><text:p text:style-name="P24">EIH</text:p></table:table-cell><table:table-cell table:style-name="Таблица6.A1" office:value-type="string"><text:p text:style-name="P26">INT</text:p></table:table-cell></table:table-row><table:table-row><table:table-cell table:style-name="Таблица6.A1" office:value-type="string"><text:p text:style-name="P24">11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4">1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/table:table><text:p text:style-name="Обычный"/></draw:text-box></draw:frame><text:soft-page-break/><text:span text:style-name="Основной_20_шрифт_20_абзаца"><text:span text:style-name="T5">Либо, в зависимости от типа операции:</text:span></text:span></text:p>
      <text:list xml:id="list21397160" text:continue-numbering="true" text:style-name="WWNum28">
        <text:list-item>
          <text:p text:style-name="P70"><text:span text:style-name="Основной_20_шрифт_20_абзаца"><text:span text:style-name="T5">[15:62] – </text:span></text:span><text:span text:style-name="Основной_20_шрифт_20_абзаца"><text:span text:style-name="T8">imm</text:span></text:span><text:span text:style-name="Основной_20_шрифт_20_абзаца"><text:span text:style-name="T5">48</text:span></text:span></text:p>
        </text:list-item>
      </text:list>
      <text:h text:style-name="P86" text:outline-level="3">Системные инструкции</text:h>
      <text:list xml:id="list21395085" text:continue-numbering="true" text:style-name="WWNum28">
        <text:list-item>
          <text:p text:style-name="P70"><text:span text:style-name="Основной_20_шрифт_20_абзаца"><text:span text:style-name="T8">[0:</text:span></text:span><text:span text:style-name="Основной_20_шрифт_20_абзаца"><text:span text:style-name="T5">1</text:span></text:span><text:span text:style-name="Основной_20_шрифт_20_абзаца"><text:span text:style-name="T8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0"><text:span text:style-name="Основной_20_шрифт_20_абзаца"><text:span text:style-name="T8">[2:6] </text:span></text:span><text:span text:style-name="Основной_20_шрифт_20_абзаца"><text:span text:style-name="T5">– </text:span></text:span><text:span text:style-name="Основной_20_шрифт_20_абзаца"><text:span text:style-name="T8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0"><text:span text:style-name="Основной_20_шрифт_20_абзаца"><text:span text:style-name="T5">[7:10] – </text:span></text:span><text:span text:style-name="Основной_20_шрифт_20_абзаца"><text:span text:style-name="T8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0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8">5</text:span></text:span><text:span text:style-name="Основной_20_шрифт_20_абзаца"><text:span text:style-name="T5">)</text:span></text:span></text:p>
        </text:list-item>
        <text:list-item>
          <text:p text:style-name="P58">[15:18] – xxxxxxxx</text:p>
        </text:list-item>
        <text:list-item>
          <text:p text:style-name="P70"><text:span text:style-name="Основной_20_шрифт_20_абзаца"><text:span text:style-name="T5">[19:24] – </text:span></text:span><text:span text:style-name="Основной_20_шрифт_20_абзаца"><text:span text:style-name="T8">Rn</text:span></text:span></text:p>
        </text:list-item>
        <text:list-item>
          <text:p text:style-name="P70"><text:span text:style-name="Основной_20_шрифт_20_абзаца"><text:span text:style-name="T5">[25:30] – </text:span></text:span><text:span text:style-name="Основной_20_шрифт_20_абзаца"><text:span text:style-name="T8">Rd</text:span></text:span></text:p>
        </text:list-item>
        <text:list-item>
          <text:p text:style-name="P70"><text:span text:style-name="Основной_20_шрифт_20_абзаца"><text:span text:style-name="T5">[31] </text:span></text:span><text:span text:style-name="Основной_20_шрифт_20_абзаца"><text:span text:style-name="T8">I</text:span></text:span><text:span text:style-name="Основной_20_шрифт_20_абзаца"><text:span text:style-name="T5"> – <text:s/>тип операнда</text:span></text:span></text:p>
        </text:list-item>
        <text:list-item>
          <text:p text:style-name="P70"><text:span text:style-name="Основной_20_шрифт_20_абзаца"><text:span text:style-name="T8">[32:37] </text:span></text:span><text:span text:style-name="Основной_20_шрифт_20_абзаца"><text:span text:style-name="T5">–номер прерывания/номер порта</text:span></text:span></text:p>
        </text:list-item>
      </text:list>
      <text:p text:style-name="P9"><text:span text:style-name="Основной_20_шрифт_20_абзаца"><text:span text:style-name="T5">Архитектура набора команд базируется на </text:span></text:span><text:span text:style-name="Основной_20_шрифт_20_абзаца"><text:span text:style-name="T8">ARM</text:span></text:span><text:span text:style-name="Основной_20_шрифт_20_абзаца"><text:span text:style-name="T5">. Например формат поля </text:span></text:span><text:span text:style-name="Основной_20_шрифт_20_абзаца"><text:span text:style-name="T8">cond</text:span></text:span><text:span text:style-name="Основной_20_шрифт_20_абзаца"><text:span text:style-name="T5"> в</text:span></text:span><text:span text:style-name="Основной_20_шрифт_20_абзаца"><text:span text:style-name="T5">зят с </text:span></text:span><text:span text:style-name="Основной_20_шрифт_20_абзаца"><text:span text:style-name="T8">ARM</text:span></text:span><text:span text:style-name="Основной_20_шрифт_20_абзаца"><text:span text:style-name="T5">.</text:span></text:span></text:p>
      <text:p text:style-name="P6">На таблице 6, показан формат поля привилегий.</text:p>
      <text:p text:style-name="P5"><text:s/>Замечание по поводу привилегий. Все инструкции из обработчиков исключений должны иметь префикс 01, например EIHADD R2, R5, R54</text:p>
      <text:h text:style-name="P90" text:outline-level="2"/>
      <text:h text:style-name="P90" text:outline-level="2">Исключения.</text:h>
      <text:p text:style-name="P31"><text:span text:style-name="Основной_20_шрифт_20_абзаца"><text:span text:style-name="T6">Если команда вызвала исключение то устанавливается соотве</text:span></text:span><text:span text:style-name="Основной_20_шрифт_20_абзаца"><text:span text:style-name="T6">тствующий этому исключению бит в регистре </text:span></text:span><text:span text:style-name="Основной_20_шрифт_20_абзаца"><text:span text:style-name="T9">INR</text:span></text:span><text:span text:style-name="Основной_20_шрифт_20_абзаца"><text:span text:style-name="T6">.</text:span></text:span></text:p>
      <text:p text:style-name="P2"><text:span text:style-name="Основной_20_шрифт_20_абзаца"><text:span text:style-name="T9">MEMEX</text:span></text:span><text:span text:style-name="Основной_20_шрифт_20_абзаца"><text:span text:style-name="T6"> – исключение защиты памяти. </text:span></text:span><text:span text:style-name="Основной_20_шрифт_20_абзаца"><text:span text:style-name="T9">N</text:span></text:span><text:span text:style-name="Основной_20_шрифт_20_абзаца"><text:span text:style-name="T6"> = 1(номер бита в регистре </text:span></text:span><text:span text:style-name="Основной_20_шрифт_20_абзаца"><text:span text:style-name="T9">INR</text:span></text:span><text:span text:style-name="Основной_20_шрифт_20_абзаца"><text:span text:style-name="T6">).</text:span></text:span></text:p>
      <text:p text:style-name="P2"><text:span text:style-name="Основной_20_шрифт_20_абзаца"><text:span text:style-name="T9">OPEX</text:span></text:span><text:span text:style-name="Основной_20_шрифт_20_абзаца"><text:span text:style-name="T6"> – исключение неверного опкода команды. </text:span></text:span><text:span text:style-name="Основной_20_шрифт_20_абзаца"><text:span text:style-name="T9">N</text:span></text:span><text:span text:style-name="Основной_20_шрифт_20_абзаца"><text:span text:style-name="T6"> = 10.</text:span></text:span></text:p>
      <text:p text:style-name="P4">ILLEGALPORT <text:s/>- попытка записи/чтения в/из недоступный порт. N = 30</text:p>
      <text:h text:style-name="P90" text:outline-level="2">Обработка исключительных ситуация и прерываний.</text:h>
      <text:p text:style-name="P32"><text:tab/></text:p>
      <text:p text:style-name="P34"><text:soft-page-break/><text:span text:style-name="Основной_20_шрифт_20_абзаца"><text:span text:style-name="T6">Адреса обработчиков прерываний выровнены на 8 байт, и </text:span></text:span><text:span text:style-name="Основной_20_шрифт_20_абзаца"><text:span text:style-name="T6">их ненулевая часть хранится хранятся в регистрах </text:span></text:span><text:span text:style-name="Основной_20_шрифт_20_абзаца"><text:span text:style-name="T9">IAD</text:span></text:span><text:span text:style-name="Основной_20_шрифт_20_абзаца"><text:span text:style-name="T6">0 – </text:span></text:span><text:span text:style-name="Основной_20_шрифт_20_абзаца"><text:span text:style-name="T9">IAD</text:span></text:span><text:span text:style-name="Основной_20_шрифт_20_абзаца"><text:span text:style-name="T6">63.</text:span></text:span></text:p>
      <text:p text:style-name="P35"><text:span text:style-name="Основной_20_шрифт_20_абзаца"><text:span text:style-name="T6">Флаги в регистре </text:span></text:span><text:span text:style-name="Основной_20_шрифт_20_абзаца"><text:span text:style-name="T9">INR</text:span></text:span><text:span text:style-name="Основной_20_шрифт_20_абзаца"><text:span text:style-name="T6"> могут изменяться либо явно (</text:span></text:span><text:span text:style-name="Основной_20_шрифт_20_абзаца"><text:span text:style-name="T9">INT</text:span></text:span><text:span text:style-name="Основной_20_шрифт_20_абзаца"><text:span text:style-name="T6">), либо в результате исключений. После того как инструкция </text:span></text:span><text:span text:style-name="Основной_20_шрифт_20_абзаца"><text:span text:style-name="T9">INT</text:span></text:span><text:span text:style-name="Основной_20_шрифт_20_абзаца"><text:span text:style-name="T6"> установила флаг прерывания, следующая команда берется по адресу, соответствующ</text:span></text:span><text:span text:style-name="Основной_20_шрифт_20_абзаца"><text:span text:style-name="T6">его обработчика.</text:span></text:span></text:p>
      <text:p text:style-name="P33"/>
      <text:h text:style-name="P89" text:outline-level="1">Микроархитектура вычислительного ядра.</text:h>
      <text:p text:style-name="P32"/>
      <text:h text:style-name="P89" text:outline-level="1">Модель взаимодействия ядер между собой и памятью.</text:h>
      <text:p text:style-name="P32"/>
      <text:p text:style-name="P36">Каждое ядро имеет 4 порта ввода и 4 порта вывода, для взаимодействия с соседними ядрами.</text:p>
      <text:p text:style-name="P36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37"><text:span text:style-name="Основной_20_шрифт_20_абзаца"><text:span text:style-name="T37">Модель </text:span></text:span><text:span text:style-name="Основной_20_шрифт_20_абзаца"><text:span text:style-name="T38">NUMA</text:span></text:span><text:span text:style-name="Основной_20_шрифт_20_абзаца"><text:span text:style-name="T37">. У каждого ядра есть своя память данных и команд, а также своя память, но ядро имеет доступ</text:span></text:span><text:span text:style-name="Основной_20_шрифт_20_абзаца"><text:span text:style-name="T37"> к памяти другого ядра, через специальные команды. Ядра, так-же могут передавать данные непосредственно в соседнее ядро.</text:span></text:span></text:p>
      <text:h text:style-name="P87" text:outline-level="1"><text:span text:style-name="Основной_20_шрифт_20_абзаца"><text:span text:style-name="T4">Разработка и верификация </text:span></text:span><text:span text:style-name="Основной_20_шрифт_20_абзаца"><text:span text:style-name="T3">Verilog</text:span></text:span><text:span text:style-name="Основной_20_шрифт_20_абзаца"><text:span text:style-name="T4">-модели</text:span></text:span></text:h>
      <text:p text:style-name="P5"/>
      <text:p text:style-name="P5"><text:tab/>Для верификации должна быть использована программная модель вычислительного ядра. Предполагается ее написание на ЯП С++.</text:p>
      <text:p text:style-name="P5"/>
      <text:p text:style-name="P38"><text:span text:style-name="Основной_20_шрифт_20_абзаца"><text:span text:style-name="T6">/*</text:span></text:span><text:span text:style-name="Основной_20_шрифт_20_абзаца"><text:span text:style-name="T13">Дневник разработки</text:span></text:span></text:p>
      <text:p text:style-name="P15"><text:span text:style-name="Основной_20_шрифт_20_абзаца"><text:span text:style-name="T30"><text:tab/></text:span></text:span><text:span text:style-name="Основной_20_шрифт_20_абзаца"><text:span text:style-name="T21">01.11.2020 – начало разработки </text:span></text:span><text:span text:style-name="Основной_20_шрифт_20_абзаца"><text:span text:style-name="T25">ISA</text:span></text:span><text:span text:style-name="Основной_20_шрифт_20_абзаца"><text:span text:style-name="T21">.</text:span></text:span></text:p>
      <text:p text:style-name="P28"><text:span text:style-name="Основной_20_шрифт_20_абзаца"><text:span text:style-name="T21">02.11.2020 – первая версия </text:span></text:span><text:span text:style-name="Основной_20_шрифт_20_абзаца"><text:span text:style-name="T25">ISA</text:span></text:span><text:span text:style-name="Основной_20_шрифт_20_абзаца"><text:span text:style-name="T21">, а так-же черновой вариант машинного <text:s/>представления команд.</text:span></text:span></text:p>
      <text:p text:style-name="P28"><text:span text:style-name="Основной_20_шрифт_20_абзаца"><text:span text:style-name="T21"><text:tab/>Текущие вопросы</text:span></text:span><text:span text:style-name="Основной_20_шрифт_20_абзаца"><text:span text:style-name="T25">:</text:span></text:span></text:p>
      <text:list xml:id="list6761153024256609457" text:style-name="WWNum20">
        <text:list-item text:start-value="1">
          <text:p text:style-name="P71"><text:span text:style-name="Основной_20_шрифт_20_абзаца"><text:span text:style-name="T21">Реализовывать ли в первой версии архитектуры инструкции </text:span></text:span><text:span text:style-name="Основной_20_шрифт_20_абзаца"><text:span text:style-name="T21">умножения, и если да то как? Конверезировать </text:span></text:span><text:span text:style-name="Основной_20_шрифт_20_абзаца"><text:span text:style-name="T25">ALU</text:span></text:span><text:span text:style-name="Основной_20_шрифт_20_абзаца"><text:span text:style-name="T21">, или сделать умножение за один такт?</text:span></text:span></text:p>
        </text:list-item>
        <text:list-item>
          <text:p text:style-name="P72">Достаточно ли инструкций для межъядерного взаимодействия?(04.11.2020 Пока достаточно.)</text:p>
        </text:list-item>
      </text:list>
      <text:p text:style-name="P17"><text:tab/>Планы на 03.11.2020 – завершить разработку машинного языка.</text:p>
      <text:p text:style-name="P17"><text:tab/>03.11.2020</text:p>
      <text:p text:style-name="P20">1) Машинный язык построен.</text:p>
      <text:p text:style-name="P20">2) Написан тестовый вариант умножителя (Алгоритм Бута).</text:p>
      <text:p text:style-name="P20">3) Начало проектирования однотактного варианта микроархитектуры.</text:p>
      <text:p text:style-name="P20">Вопрос межъядерного взаимодействия не обдумывался.</text:p>
      <text:p text:style-name="P29">Планы на 04.11.2020</text:p>
      <text:list xml:id="list408312435485071953" text:style-name="WWNum21">
        <text:list-item text:start-value="1">
          <text:p text:style-name="P76"><text:span text:style-name="Основной_20_шрифт_20_абзаца"><text:span text:style-name="T21">Проанализировать умножитель на возможность ко</text:span></text:span><text:span text:style-name="Основной_20_шрифт_20_абзаца"><text:span text:style-name="T21">нвееризации, провести моделирование в </text:span></text:span><text:span text:style-name="Основной_20_шрифт_20_абзаца"><text:span text:style-name="T25">Quartus</text:span></text:span><text:span text:style-name="Основной_20_шрифт_20_абзаца"><text:span text:style-name="T21">.</text:span></text:span></text:p>
        </text:list-item>
        <text:list-item>
          <text:p text:style-name="P76"><text:span text:style-name="Основной_20_шрифт_20_абзаца"><text:span text:style-name="T21">На основании анализа Умножителя, доработать и начать реализацию на </text:span></text:span><text:span text:style-name="Основной_20_шрифт_20_абзаца"><text:span text:style-name="T25">Verilog</text:span></text:span><text:span text:style-name="Основной_20_шрифт_20_абзаца"><text:span text:style-name="T21"> однотактной микроархитектуры.</text:span></text:span></text:p>
        </text:list-item>
        <text:list-item>
          <text:p text:style-name="P76"><text:span text:style-name="Основной_20_шрифт_20_абзаца"><text:span text:style-name="T21">Если будет свободное время, подумать над архитектурой эмулятора. (на </text:span></text:span><text:span text:style-name="Основной_20_шрифт_20_абзаца"><text:span text:style-name="T25">C</text:span></text:span><text:span text:style-name="Основной_20_шрифт_20_абзаца"><text:span text:style-name="T21">++)</text:span></text:span></text:p>
        </text:list-item>
      </text:list>
      <text:p text:style-name="P29">04.11.2020</text:p>
      <text:p text:style-name="P39"><text:span text:style-name="Основной_20_шрифт_20_абзаца"><text:span text:style-name="T21">Возникли проблемы с</text:span></text:span><text:span text:style-name="Основной_20_шрифт_20_абзаца"><text:span text:style-name="T21"> </text:span></text:span><text:span text:style-name="Основной_20_шрифт_20_абзаца"><text:span text:style-name="T25">Quartus</text:span></text:span><text:span text:style-name="Основной_20_шрифт_20_абзаца"><text:span text:style-name="T21">. Решение проблем отложу до стадии структурной реализации </text:span></text:span><text:span text:style-name="Основной_20_шрифт_20_абзаца"><text:span text:style-name="T25">Verilog</text:span></text:span><text:span text:style-name="Основной_20_шрифт_20_абзаца"><text:span text:style-name="T21">-кода.</text:span></text:span></text:p>
      <text:p text:style-name="P40">Умножение, скорее всего, сделаю за один такт, либо вообще, в первых версиях его не будет.</text:p>
      <text:p text:style-name="P41"><text:span text:style-name="Основной_20_шрифт_20_абзаца"><text:span text:style-name="T21">Сделан набросок программы – эмулятора (</text:span></text:span><text:span text:style-name="Основной_20_шрифт_20_абзаца"><text:span text:style-name="T25">SMPemulator</text:span></text:span><text:span text:style-name="Основной_20_шрифт_20_абзаца"><text:span text:style-name="T21">). Реализация ОО подходом. Разработк</text:span></text:span><text:span text:style-name="Основной_20_шрифт_20_абзаца"><text:span text:style-name="T21">а ведется в </text:span></text:span><text:span text:style-name="Основной_20_шрифт_20_абзаца"><text:span text:style-name="T25">IDE</text:span></text:span><text:span text:style-name="Основной_20_шрифт_20_абзаца"><text:span text:style-name="T21"> </text:span></text:span><text:span text:style-name="Основной_20_шрифт_20_абзаца"><text:span text:style-name="T25">Visual</text:span></text:span><text:span text:style-name="Основной_20_шрифт_20_абзаца"><text:span text:style-name="T21"> </text:span></text:span><text:span text:style-name="Основной_20_шрифт_20_абзаца"><text:span text:style-name="T25">Studio</text:span></text:span><text:span text:style-name="Основной_20_шрифт_20_абзаца"><text:span text:style-name="T21"> 2017.</text:span></text:span></text:p>
      <text:p text:style-name="P28"><text:span text:style-name="Основной_20_шрифт_20_абзаца"><text:span text:style-name="T21">К </text:span></text:span><text:span text:style-name="Основной_20_шрифт_20_абзаца"><text:span text:style-name="T25">Veriolog</text:span></text:span><text:span text:style-name="Основной_20_шрифт_20_абзаца"><text:span text:style-name="T21"> –</text:span></text:span><text:span text:style-name="Основной_20_шрифт_20_абзаца"><text:span text:style-name="T21">реализации</text:span></text:span><text:span text:style-name="Основной_20_шрифт_20_абзаца"><text:span text:style-name="T21">:</text:span></text:span></text:p>
      <text:p text:style-name="P41"><text:soft-page-break/><text:span text:style-name="Основной_20_шрифт_20_абзаца"><text:span text:style-name="T21">Сначала сделаю поведенческое описание(</text:span></text:span><text:span text:style-name="Основной_20_шрифт_20_абзаца"><text:span text:style-name="T25">behavior</text:span></text:span><text:span text:style-name="Основной_20_шрифт_20_абзаца"><text:span text:style-name="T21">). Тестирование будет проходить в программе </text:span></text:span><text:span text:style-name="Основной_20_шрифт_20_абзаца"><text:span text:style-name="T25">ModelSim</text:span></text:span><text:span text:style-name="Основной_20_шрифт_20_абзаца"><text:span text:style-name="T21">. Затем, когда модель будет функционально-готова, можно переходить к более детальному описанию проекта. В дальнейшем, во</text:span></text:span><text:span text:style-name="Основной_20_шрифт_20_абзаца"><text:span text:style-name="T21">зможна, реализации на </text:span></text:span><text:span text:style-name="Основной_20_шрифт_20_абзаца"><text:span text:style-name="T25">FPGA</text:span></text:span><text:span text:style-name="Основной_20_шрифт_20_абзаца"><text:span text:style-name="T21">.</text:span></text:span></text:p>
      <text:p text:style-name="P41"><text:span text:style-name="Основной_20_шрифт_20_абзаца"><text:span text:style-name="T21">На текущем этапе средства САПР </text:span></text:span><text:span text:style-name="Основной_20_шрифт_20_абзаца"><text:span text:style-name="T25">Quartus</text:span></text:span><text:span text:style-name="Основной_20_шрифт_20_абзаца"><text:span text:style-name="T21"> использовать только для просмотра </text:span></text:span><text:span text:style-name="Основной_20_шрифт_20_абзаца"><text:span text:style-name="T25">RTL</text:span></text:span><text:span text:style-name="Основной_20_шрифт_20_абзаца"><text:span text:style-name="T21">. <text:s/>В случае возникновения “затыков” с программой, не углубляться в их разрешение (Можно потратить много времени ни на что).</text:span></text:span></text:p>
      <text:p text:style-name="P29">Планы на 05.11.2020</text:p>
      <text:p text:style-name="P42">То, что не сделано 04.11.2020.</text:p>
      <text:p text:style-name="P29">05.11.2020</text:p>
      <text:p text:style-name="P42">Продолжена разработка эмулятора. Все пояснения, написаны в коде.</text:p>
      <text:p text:style-name="P29">Планы на 06.11.2020:</text:p>
      <text:p text:style-name="P39"><text:span text:style-name="Основной_20_шрифт_20_абзаца"><text:span text:style-name="T21">Хрошенько подумать на архитектурой эмулятора. И Архитектурой однотактового </text:span></text:span><text:span text:style-name="Основной_20_шрифт_20_абзаца"><text:span text:style-name="T25">SMP</text:span></text:span><text:span text:style-name="Основной_20_шрифт_20_абзаца"><text:span text:style-name="T21">.</text:span></text:span></text:p>
      <text:p text:style-name="P29">06.11.2020</text:p>
      <text:p text:style-name="P44">Сегодня проектировал эмулятор, его архитектура, в принципе готова.</text:p>
      <text:p text:style-name="P28"><text:span text:style-name="Основной_20_шрифт_20_абзаца"><text:span text:style-name="T21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/text:span><text:span text:style-name="Основной_20_шрифт_20_абзаца"><text:span text:style-name="T25">SMP</text:span></text:span><text:span text:style-name="Основной_20_шрифт_20_абзаца"><text:span text:style-name="T21">.</text:span></text:span></text:p>
      <text:p text:style-name="P43"><text:span text:style-name="Основной_20_шрифт_20_абзаца"><text:span text:style-name="T21">Замечено что код декодера </text:span></text:span><text:span text:style-name="Основной_20_шрифт_20_абзаца"><text:span text:style-name="T21">инструкций можно “легко” переиспользовать для дизассембера </text:span></text:span><text:span text:style-name="Основной_20_шрифт_20_абзаца"><text:span text:style-name="T25">SMP</text:span></text:span><text:span text:style-name="Основной_20_шрифт_20_абзаца"><text:span text:style-name="T21">.</text:span></text:span></text:p>
      <text:p text:style-name="P43"><text:span text:style-name="Основной_20_шрифт_20_абзаца"><text:span text:style-name="T21">Замечена проблема с </text:span></text:span><text:span text:style-name="Основной_20_шрифт_20_абзаца"><text:span text:style-name="T25">ISA</text:span></text:span><text:span text:style-name="Основной_20_шрифт_20_абзаца"><text:span text:style-name="T21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</text:span></text:span><text:span text:style-name="Основной_20_шрифт_20_абзаца"><text:span text:style-name="T21">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span></text:p>
      <text:p text:style-name="P42">Решение. Необходимо маскировать прерывания, когда происходит обработка исключения.</text:p>
      <text:p text:style-name="P29">Планы на 07.11.2020</text:p>
      <text:p text:style-name="P21"><text:span text:style-name="Основной_20_шрифт_20_абзаца"><text:span text:style-name="T21">Поосваивать что-нибудь по С++. </text:span></text:span><text:span text:style-name="Основной_20_шрифт_20_абзаца"><text:span text:style-name="T31">Важно не потратить весь день на это.</text:span></text:span></text:p>
      <text:p text:style-name="P9"><text:soft-page-break/><text:span text:style-name="Основной_20_шрифт_20_абзаца"><text:span text:style-name="T21"><text:tab/>Все-таки, попытаться <text:s/>начать проектирование однотактной 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микроархитектуры </text:span></text:span><text:span text:style-name="Основной_20_шрифт_20_абзаца"><text:span text:style-name="T25">SMP</text:span></text:span><text:span text:style-name="Основной_20_шрифт_20_абзаца"><text:span text:style-name="T21">.</text:span></text:span></text:p>
      <text:p text:style-name="P9"><text:span text:style-name="Основной_20_шрифт_20_абзаца"><text:span text:style-name="T21"><text:tab/>В</text:span></text:span><text:span text:style-name="Основной_20_шрифт_20_абзаца"><text:span text:style-name="T21">торая задача в приоретете, но и о </text:span></text:span><text:span text:style-name="Основной_20_шрифт_20_абзаца"><text:span text:style-name="T25">C</text:span></text:span><text:span text:style-name="Основной_20_шрифт_20_абзаца"><text:span text:style-name="T21">++ не забывать.</text:span></text:span></text:p>
      <text:p text:style-name="P9"><text:span text:style-name="Основной_20_шрифт_20_абзаца"><text:span text:style-name="T21"><text:tab/>Весь день на проект </text:span></text:span><text:span text:style-name="Основной_20_шрифт_20_абзаца"><text:span text:style-name="T25">SMP</text:span></text:span><text:span text:style-name="Основной_20_шрифт_20_абзаца"><text:span text:style-name="T21">, тратить не сильно хочу</text:span></text:span></text:p>
      <text:p text:style-name="P9"><text:span text:style-name="Основной_20_шрифт_20_абзаца"><text:span text:style-name="T21"><text:tab/>Замечание по поводу названия “</text:span></text:span><text:span text:style-name="Основной_20_шрифт_20_абзаца"><text:span text:style-name="T25">SMP</text:span></text:span><text:span text:style-name="Основной_20_шрифт_20_абзаца"><text:span text:style-name="T21">”, аббревиатура совпадает с 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абервиатурой </text:span></text:span><text:span text:style-name="Основной_20_шрифт_20_абзаца"><text:span text:style-name="T25">SMP</text:span></text:span><text:span text:style-name="Основной_20_шрифт_20_абзаца"><text:span text:style-name="T21">: </text:span></text:span><text:span text:style-name="Основной_20_шрифт_20_абзаца"><text:span text:style-name="T25">Symmetric</text:span></text:span><text:span text:style-name="Основной_20_шрифт_20_абзаца"><text:span text:style-name="T21"> </text:span></text:span><text:span text:style-name="Основной_20_шрифт_20_абзаца"><text:span text:style-name="T25">Multiprocessor</text:span></text:span><text:span text:style-name="Основной_20_шрифт_20_абзаца"><text:span text:style-name="T21">. В дальнейшем название </text:span></text:span><text:span text:style-name="Основной_20_шрифт_20_абзаца"><text:span text:style-name="T21"><text:tab/>будет </text:span></text:span><text:span text:style-name="Основной_20_шрифт_20_абзаца"><text:span text:style-name="T21"><text:tab/>измененно.</text:span></text:span></text:p>
      <text:p text:style-name="P45">Теперь по поводу Конвеерезации умножения.</text:p>
      <text:p text:style-name="P46"><text:span text:style-name="Основной_20_шрифт_20_абзаца"><text:span text:style-name="T21"><text:tab/>Пока </text:span></text:span><text:span text:style-name="Основной_20_шрифт_20_абзаца"><text:span text:style-name="T25">behavior</text:span></text:span><text:span text:style-name="Основной_20_шрифт_20_абзаца"><text:span text:style-name="T21"> – </text:span></text:span><text:span text:style-name="Основной_20_шрифт_20_абзаца"><text:span text:style-name="T25">style</text:span></text:span><text:span text:style-name="Основной_20_шрифт_20_абзаца"><text:span text:style-name="T21">, включу умножение в стадию </text:span></text:span><text:span text:style-name="Основной_20_шрифт_20_абзаца"><text:span text:style-name="T25">Execute</text:span></text:span><text:span text:style-name="Основной_20_шрифт_20_абзаца"><text:span text:style-name="T21">.</text:span></text:span></text:p>
      <text:p text:style-name="P46"><text:span text:style-name="Основной_20_шрифт_20_абзаца"><text:span text:style-name="T21"><text:tab/>Т.е пока не конвеерезировать. Когда модель будет готова и отлажена, можно заняться разработкой <text:s/></text:span></text:span><text:span text:style-name="Основной_20_шрифт_20_абзаца"><text:span text:style-name="T21">конвеерного устройства исполнения (Возможно расширение набора команд командами с </text:span></text:span><text:span text:style-name="Основной_20_шрифт_20_абзаца"><text:span text:style-name="T25">floating</text:span></text:span><text:span text:style-name="Основной_20_шрифт_20_абзаца"><text:span text:style-name="T21"> </text:span></text:span><text:span text:style-name="Основной_20_шрифт_20_абзаца"><text:span text:style-name="T25">point</text:span></text:span><text:span text:style-name="Основной_20_шрифт_20_абзаца"><text:span text:style-name="T21">).</text:span></text:span></text:p>
      <text:p text:style-name="P29">07.11.2020</text:p>
      <text:p text:style-name="P28"><text:span text:style-name="Основной_20_шрифт_20_абзаца"><text:span text:style-name="T21"><text:tab/></text:span></text:span><text:span text:style-name="Основной_20_шрифт_20_абзаца"><text:span text:style-name="T21">1) Исправлена неточность в </text:span></text:span><text:span text:style-name="Основной_20_шрифт_20_абзаца"><text:span text:style-name="T25">ISA</text:span></text:span><text:span text:style-name="Основной_20_шрифт_20_абзаца"><text:span text:style-name="T21">, связанная с обработкой исключений. В регистр флагов добавлен бит обработчика исключений. После того как бит </text:span></text:span><text:span text:style-name="Основной_20_шрифт_20_абзаца"><text:span text:style-name="T21">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</text:span></text:span><text:span text:style-name="Основной_20_шрифт_20_абзаца"><text:span text:style-name="T21">ний должны работать по условию установления бита обработчика прерываний в регистре флагов.</text:span></text:span></text:p>
      <text:p text:style-name="P28"><text:span text:style-name="Основной_20_шрифт_20_абзаца"><text:span text:style-name="T21"><text:tab/>2) </text:span></text:span><text:span text:style-name="Основной_20_шрифт_20_абзаца"><text:span text:style-name="T25">ISA</text:span></text:span><text:span text:style-name="Основной_20_шрифт_20_абзаца"><text:span text:style-name="T21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</text:span></text:span><text:span text:style-name="Основной_20_шрифт_20_абзаца"><text:span text:style-name="T21">сяки в </text:span></text:span><text:span text:style-name="Основной_20_шрифт_20_абзаца"><text:span text:style-name="T25">ISA</text:span></text:span><text:span text:style-name="Основной_20_шрифт_20_абзаца"><text:span text:style-name="T21">.</text:span></text:span></text:p>
      <text:p text:style-name="P42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18"><text:span text:style-name="Основной_20_шрифт_20_абзаца"><text:span text:style-name="T21">Больше всего времени потрачено на 3й пункт, в связи с “приколами </text:span></text:span><text:span text:style-name="Основной_20_шрифт_20_абзаца"><text:span text:style-name="T25">C</text:span></text:span><text:span text:style-name="Основной_20_шрифт_20_абзаца"><text:span text:style-name="T21">++”.</text:span></text:span></text:p>
      <text:p text:style-name="P20"/>
      <text:p text:style-name="P9"><text:span text:style-name="Основной_20_шрифт_20_абзаца"><text:span text:style-name="T21">Планы на 0</text:span></text:span><text:span text:style-name="Основной_20_шрифт_20_абзаца"><text:span text:style-name="T25">8</text:span></text:span><text:span text:style-name="Основной_20_шрифт_20_абзаца"><text:span text:style-name="T21">.11.2020</text:span></text:span></text:p>
      <text:list xml:id="list6431747071932963746" text:style-name="WWNum26">
        <text:list-item text:start-value="1">
          <text:p text:style-name="P73">Потрать не сильно много времени на Проект.</text:p>
        </text:list-item>
        <text:list-item>
          <text:p text:style-name="P77"><text:span text:style-name="Основной_20_шрифт_20_абзаца"><text:span text:style-name="T21">Решить проблему кодировании кодов условий, в машинной записи инструкций (биты [0:6]), возможно потребуется переработка регистра флагов. </text:span></text:span><text:span text:style-name="Основной_20_шрифт_20_абзаца"><text:span text:style-name="T23">ЖЕЛАТЕЛЬНО не изменять формат машинных инструкций.</text:span></text:span></text:p>
        </text:list-item>
      </text:list>
      <text:list xml:id="list21374939" text:style-name="WWNum19">
        <text:list-item text:start-value="1">
          <text:p text:style-name="P83"><text:soft-page-break/><text:span text:style-name="Основной_20_шрифт_20_абзаца"><text:span text:style-name="T21">Предварительное решение</text:span></text:span><text:span text:style-name="Основной_20_шрифт_20_абзаца"><text:span text:style-name="T25">:</text:span></text:span></text:p>
        </text:list-item>
        <text:list-item>
          <text:p text:style-name="P84"><text:tab/>Записывать в код условия номер соответствующего флага в регистре флагов.</text:p>
        </text:list-item>
      </text:list>
      <text:p text:style-name="P9"><text:span text:style-name="Основной_20_шрифт_20_абзаца"><text:span text:style-name="T21"><text:tab/></text:span></text:span><text:span text:style-name="Основной_20_шрифт_20_абзаца"><text:span text:style-name="T23">Первый пункт в приоретете.</text:span></text:span></text:p>
      <text:p text:style-name="P10">08.11.2020</text:p>
      <text:p text:style-name="P28"><text:span text:style-name="Основной_20_шрифт_20_абзаца"><text:span text:style-name="T21">1) Решена проблема с кодированием условий исполнения. Немного изменена </text:span></text:span><text:span text:style-name="Основной_20_шрифт_20_абзаца"><text:span text:style-name="T25">ISA</text:span></text:span><text:span text:style-name="Основной_20_шрифт_20_абзаца"><text:span text:style-name="T21">.</text:span></text:span></text:p>
      <text:p text:style-name="P29">2) Доработана документация.</text:p>
      <text:p text:style-name="P9"><text:span text:style-name="Основной_20_шрифт_20_абзаца"><text:span text:style-name="T21">Планы на </text:span></text:span><text:span text:style-name="Основной_20_шрифт_20_абзаца"><text:span text:style-name="T25">09.11.2020</text:span></text:span></text:p>
      <text:list xml:id="list4116744758281582125" text:style-name="WWNum31">
        <text:list-item text:start-value="1">
          <text:p text:style-name="P74">Уделить время эмулятору.</text:p>
        </text:list-item>
        <text:list-item>
          <text:p text:style-name="P78"><text:span text:style-name="Основной_20_шрифт_20_абзаца"><text:span text:style-name="T21">Проверить </text:span></text:span><text:span text:style-name="Основной_20_шрифт_20_абзаца"><text:span text:style-name="T25">IS</text:span></text:span><text:span text:style-name="Основной_20_шрифт_20_абзаца"><text:span text:style-name="T25">A</text:span></text:span><text:span text:style-name="Основной_20_шрифт_20_абзаца"><text:span text:style-name="T21"> на предмет логических ошибок.</text:span></text:span></text:p>
        </text:list-item>
        <text:list-item>
          <text:p text:style-name="P78"><text:span text:style-name="Основной_20_шрифт_20_абзаца"><text:span text:style-name="T21">Возможно, начать писать </text:span></text:span><text:span text:style-name="Основной_20_шрифт_20_абзаца"><text:span text:style-name="T25">Verilog-</text:span></text:span><text:span text:style-name="Основной_20_шрифт_20_абзаца"><text:span text:style-name="T21">модель</text:span></text:span></text:p>
        </text:list-item>
      </text:list>
      <text:p text:style-name="P10">09.11.2020</text:p>
      <text:list xml:id="list718895146167130590" text:style-name="WWNum32">
        <text:list-item text:start-value="1">
          <text:p text:style-name="P75">Немного доделывал Эмулятор.</text:p>
        </text:list-item>
      </text:list>
      <text:p text:style-name="P47">К концу недели, скорее всего закончу (работы осталось на пару вечеров + отладка).</text:p>
      <text:list xml:id="list21405386" text:continue-numbering="true" text:style-name="WWNum32">
        <text:list-item>
          <text:p text:style-name="P79"><text:span text:style-name="Основной_20_шрифт_20_абзаца"><text:span text:style-name="T21">В </text:span></text:span><text:span text:style-name="Основной_20_шрифт_20_абзаца"><text:span text:style-name="T25">ISA</text:span></text:span><text:span text:style-name="Основной_20_шрифт_20_абзаца"><text:span text:style-name="T21">, ошибок, пока не обнаружил.</text:span></text:span></text:p>
        </text:list-item>
      </text:list>
      <text:p text:style-name="P28"><text:span text:style-name="Основной_20_шрифт_20_абзаца"><text:span text:style-name="T14">Скорее всего, перейду к </text:span></text:span><text:span text:style-name="Основной_20_шрифт_20_абзаца"><text:span text:style-name="T14">реализации </text:span></text:span><text:span text:style-name="Основной_20_шрифт_20_абзаца"><text:span text:style-name="T11">Verilog</text:span></text:span><text:span text:style-name="Основной_20_шрифт_20_абзаца"><text:span text:style-name="T14"> модели, когда закончу эмулятор.</text:span></text:span></text:p>
      <text:p text:style-name="P30"/>
      <text:p text:style-name="P10">11.11.2020</text:p>
      <text:p text:style-name="P9"><text:span text:style-name="Основной_20_шрифт_20_абзаца"><text:span text:style-name="T21"><text:tab/>1) Осваивал теорию.(Архитектура, С++)</text:span></text:span></text:p>
      <text:p text:style-name="P9"><text:span text:style-name="Основной_20_шрифт_20_абзаца"><text:span text:style-name="T21"><text:tab/>2) Перенес проект на <text:s/>FreeBSD, C++ код, успешно собрался.(make + </text:span></text:span><text:span text:style-name="Основной_20_шрифт_20_абзаца"><text:span text:style-name="T21"><text:tab/>компилятор с++) Не писать ОС - специфический код. (Для простой </text:span></text:span><text:span text:style-name="Основной_20_шрифт_20_абзаца"><text:span text:style-name="T21"><text:tab/>переносимости)</text:span></text:span></text:p>
      <text:p text:style-name="P9"><text:span text:style-name="Основной_20_шрифт_20_абзаца"><text:span text:style-name="T21"><text:tab/>3) <text:s/>Исп</text:span></text:span><text:span text:style-name="Основной_20_шрифт_20_абзаца"><text:span text:style-name="T21">равлена пара ошибок в C++ коде.</text:span></text:span></text:p>
      <text:p text:style-name="P9"><text:span text:style-name="Основной_20_шрифт_20_абзаца"><text:span text:style-name="T21"><text:tab/>4) Думаю про Суперскалярность.</text:span></text:span></text:p>
      <text:p text:style-name="P10">12.11.2020</text:p>
      <text:p text:style-name="P10"><text:tab/>Немного доделывал Эмулятор.</text:p>
      <text:p text:style-name="P10">13.11.2020</text:p>
      <text:p text:style-name="P10"><text:soft-page-break/><text:tab/>Писал Эмулятор.</text:p>
      <text:p text:style-name="P10"><text:tab/>Завтра, надеюсь сделаю что-то содержательное.</text:p>
      <text:p text:style-name="P10">14.11.2020 — 16.11.2020</text:p>
      <text:p text:style-name="P10"><text:tab/>Ничего содержательного не делал.</text:p>
      <text:p text:style-name="P10"><text:tab/>По Эмулятору, осталось много нудной работы. Нужно написать все ~50 <text:tab/><text:tab/>инструкций.</text:p>
      <text:p text:style-name="P10"><text:tab/>Осваивал теорию по Архитектуре.</text:p>
      <text:p text:style-name="P10">17.11.2020</text:p>
      <text:p text:style-name="P10"><text:tab/>Писал Эмулятор.</text:p>
      <text:p text:style-name="P9"><text:span text:style-name="Основной_20_шрифт_20_абзаца"><text:span text:style-name="T21"><text:tab/>Надо освоить предачу оператора в функцию.(</text:span></text:span><text:span text:style-name="Основной_20_шрифт_20_абзаца"><text:span text:style-name="T34">Не понадобилось</text:span></text:span><text:span text:style-name="Основной_20_шрифт_20_абзаца"><text:span text:style-name="T21">)</text:span></text:span></text:p>
      <text:p text:style-name="P10"><text:tab/>Также осваивал теорию по Архитектуре.</text:p>
      <text:p text:style-name="P10">18.11.2020</text:p>
      <text:p text:style-name="P10"><text:tab/>Зодумался на счет Алгоритма Томасуло.</text:p>
      <text:p text:style-name="P10"><text:tab/>Эмулятор. Реалезованны команды ALU, кроме SIMD.</text:p>
      <text:p text:style-name="P10"><text:tab/>Завтра нужно отлаживать.</text:p>
      <text:p text:style-name="P10"><text:tab/>До того пока не будет отлажено текущее состояние Эмулятора, <text:tab/>прекратить расширение кода.</text:p>
      <text:p text:style-name="P10">25.11.2020</text:p>
      <text:p text:style-name="P10"><text:tab/>Начал осваивать Verilog PLI. (VPI)</text:p>
      <text:p text:style-name="P10"><text:tab/>Добавил все инструкции ALU включая SIMD, и MUL.</text:p>
      <text:p text:style-name="P10"><text:tab/>Отлаживал Эмулятор. Проблемы с Ассемблерными вставками.</text:p>
      <text:p text:style-name="P10"><text:tab/>Использовал AVX-512 инструкции.(В дальнейшем, надо-бы от них <text:tab/>отказаться, для переносимости.)</text:p>
      <text:p text:style-name="P10"><text:tab/>Попробовал компилятор g++, т.к c++ имеет проблемы с AVX <text:tab/>инструкциями, но g++, тоже, какую-то хрень пишет.</text:p>
      <text:p text:style-name="P10">26.11.2020</text:p>
      <text:p text:style-name="P10"><text:tab/>Перешёл не Intel-синтаксис в ассемблерных вставках.</text:p>
      <text:p text:style-name="P10"><text:soft-page-break/><text:tab/>Исправил ассемблерные инструкции.</text:p>
      <text:p text:style-name="P10"><text:tab/>Также исправлены ошибки в инструкциях AND и ORR.</text:p>
      <text:p text:style-name="P10"><text:tab/>Пока не отлажу текущий код, следующие инструкции реализовывать не <text:tab/>буду.</text:p>
      <text:p text:style-name="P10">28.11.2020</text:p>
      <text:p text:style-name="P10"><text:tab/>Почти написал прообраз ассемблера на Python.</text:p>
      <text:p text:style-name="P10"><text:tab/>Реализованны команды ALU, MUL, MEM. Остальные сделаю <text:tab/>завтра(надеюсь).</text:p>
      <text:p text:style-name="P10"><text:tab/>Это позволит ускорить отладку эмулятора.</text:p>
      <text:p text:style-name="P10"><text:tab/>В дальнейшем, все равно надо будет написать ассемблер на С++. <text:s/>Python <text:tab/>нужен для портотипирования.</text:p>
      <text:p text:style-name="P10">29.11.2020</text:p>
      <text:p text:style-name="P10"><text:tab/>Закончил простой ассемблер, но он требует более детальной проверки.</text:p>
      <text:p text:style-name="P10"><text:tab/>Также уточнены форматы записа некоторых системных инструкций.</text:p>
      <text:p text:style-name="P10"><text:tab/>В эмуляторе исправлено определение условия выполнения инструкций.(Но <text:tab/><text:tab/>пока не оттестировонн Эмулятор.)</text:p>
      <text:p text:style-name="P10">02.12.2020</text:p>
      <text:p text:style-name="P10"><text:tab/>Начал писать тесты Эмулятора.</text:p>
      <text:p text:style-name="P10"><text:tab/>Нужно покрыть тестами все инструкции.</text:p>
      <text:p text:style-name="P10">04.12.2020</text:p>
      <text:p text:style-name="P10"><text:tab/>Исправил скрипт кодогенератора.</text:p>
      <text:p text:style-name="P10"><text:tab/>Исправил несколько комманд в Эмуляторе.</text:p>
      <text:p text:style-name="P10"><text:tab/>Начал осваивать vim.</text:p>
      <text:p text:style-name="P10">07.12.2020:</text:p>
      <text:p text:style-name="P10"><text:tab/> Добавил отладочный режим в Эмулятор.</text:p>
      <text:p text:style-name="P13"><text:tab/>Нужно уточнить порядок бит в регистрах, а также флаги уловий</text:p>
      <text:p text:style-name="P10">08.12.2020:</text:p>
      <text:p text:style-name="P10"><text:tab/> Исправил установку флагов в Эмуляторе.</text:p>
      <text:p text:style-name="P10"><text:soft-page-break/><text:tab/>В принципе, можно переходить к реализации команд доступа к памяти, <text:tab/><text:tab/><text:tab/>каманд перехода и системных команд.</text:p>
      <text:p text:style-name="P10">16.12.2020</text:p>
      <text:p text:style-name="P10"><text:tab/>Добавил команды работы с памятью.</text:p>
      <text:p text:style-name="P10"><text:tab/>Надо убедится в корректной работе „подсистемы памяти“.</text:p>
      <text:p text:style-name="P10"><text:tab/>Немного изменена ISA, теперь регист R0, имеет срого нулевое значение.</text:p>
      <text:p text:style-name="P10">25.01.2021</text:p>
      <text:p text:style-name="P10"><text:tab/>1)пред-Ассемблер на Python готов.</text:p>
      <text:p text:style-name="P9"><text:span text:style-name="Основной_20_шрифт_20_абзаца"><text:span text:style-name="T21"><text:tab/>2)Исправленна проблема с проверк</text:span></text:span><text:span text:style-name="Основной_20_шрифт_20_абзаца"><text:span text:style-name="T21">ой системы.(Т.к при написании эмулятора </text:span></text:span><text:span text:style-name="Основной_20_шрифт_20_абзаца"><text:span text:style-name="T21"><text:tab/>применялись </text:span></text:span><text:span text:style-name="Основной_20_шрифт_20_абзаца"><text:span text:style-name="T27">asm</text:span></text:span><text:span text:style-name="Основной_20_шрифт_20_абзаца"><text:span text:style-name="T21">-вставки AVX-512 интрукций, не все процессоры из семейства </text:span></text:span><text:span text:style-name="Основной_20_шрифт_20_абзаца"><text:span text:style-name="T21"><text:tab/>x86-64, пригодны для запуска эмулятора)</text:span></text:span></text:p>
      <text:p text:style-name="P10"><text:tab/>Скорее всего машинно-зависимый код будет переписан.</text:p>
      <text:p text:style-name="P10"><text:tab/>В дальнейшем <text:tab/>планируется подготовка кода для запуска на ARM64 машинах <text:tab/>таких как Raspberry Pi4.</text:p>
      <text:p text:style-name="P10"><text:tab/>3)Утеряна версия документации на 31.12.2020</text:p>
      <text:p text:style-name="P9"><text:span text:style-name="Основной_20_шрифт_20_абзаца"><text:span text:style-name="T21"><text:tab/></text:span></text:span><text:span text:style-name="Основной_20_шрифт_20_абзаца"><text:span text:style-name="T24">Нужно востановить.</text:span></text:span></text:p>
      <text:p text:style-name="P10"><text:tab/>Чтобы в дальнейшем такого не было, положу этот файл в репозиторий.</text:p>
      <text:p text:style-name="P10"><text:tab/>Кажется это связанно с блокирующими командами типа SYS.</text:p>
      <text:p text:style-name="P10">26.01.2021</text:p>
      <text:p text:style-name="P10"><text:tab/>Исправлена документация(7-й бит регитсра флагов используется для <text:tab/>маскирования прерываний.)</text:p>
      <text:p text:style-name="P10"><text:tab/>В эмулятор добавлена поддержка прерываний.</text:p>
      <text:p text:style-name="P10"><text:tab/>Исправлены ошибка счетчика команд.</text:p>
      <text:p text:style-name="P12"><text:tab/>Нужно иметь ввиду что адресация по 64 бита, т.е по 8 байт.</text:p>
      <text:p text:style-name="P11"><text:tab/>Исправлена ошибка с неправильным порядком байт в ассемблере.</text:p>
      <text:p text:style-name="P11"><text:tab/>Вроде все, осталась отладка эмулятора(нужно проверить команды записи в <text:tab/>память данных), и можно переходить к Verilog -у.</text:p>
      <text:p text:style-name="P11">28.01.2021</text:p>
      <text:p text:style-name="P11"><text:soft-page-break/><text:tab/>Исправлена ошибка с некоректной кодогенерацией в Ассемблере.</text:p>
      <text:p text:style-name="P11"><text:tab/>Проверены команды чтения и записи в пямять данных.(проверенны для адресов <text:tab/>меньше 8КБт)</text:p>
      <text:p text:style-name="P11">31.01.2021</text:p>
      <text:p text:style-name="P11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11"><text:tab/>Добавлена возможность печать разную отладочную информацию, в зависимости <text:tab/>от текущей инструкции.</text:p>
      <text:p text:style-name="P11">//Часть кода эмулятора была проёбана.</text:p>
      <text:p text:style-name="P11">13.02.2021</text:p>
      <text:p text:style-name="P11"><text:tab/>Утерянный код восстановлен.</text:p>
      <text:p text:style-name="P11"><text:tab/>Исправлены некоторые ошибки в ассемблере. Ошибка с неправильным <text:tab/>представление отрицательных смещений в командах перехода</text:p>
      <text:p text:style-name="P9"><text:span text:style-name="Основной_20_шрифт_20_абзаца"><text:span text:style-name="T22"><text:tab/>Испра</text:span></text:span><text:span text:style-name="Основной_20_шрифт_20_абзаца"><text:span text:style-name="T22">влена инструкция </text:span></text:span><text:span text:style-name="Основной_20_шрифт_20_абзаца"><text:span text:style-name="T26">VUADDB</text:span></text:span><text:span text:style-name="Основной_20_шрифт_20_абзаца"><text:span text:style-name="T22"> в эмуляторе.</text:span></text:span></text:p>
      <text:p text:style-name="P11"><text:tab/>Появилась идея подключить виртуальные устройства, например эмулятор <text:tab/>терминала или просто монитор.</text:p>
      <text:p text:style-name="P9"><text:span text:style-name="Основной_20_шрифт_20_абзаца"><text:span text:style-name="T22"><text:tab/></text:span></text:span><text:span text:style-name="Основной_20_шрифт_20_абзаца"><text:span text:style-name="T36">Монитор можно подключить к одному из портов. Нужно разработать портокол </text:span></text:span><text:span text:style-name="Основной_20_шрифт_20_абзаца"><text:span text:style-name="T36"><text:tab/>соединения виртуального монитора и </text:span></text:span><text:span text:style-name="Основной_20_шрифт_20_абзаца"><text:span text:style-name="T36">виртуального процессорного ядра.</text:span></text:span></text:p>
      <text:p text:style-name="P8">17.02.2021</text:p>
      <text:p text:style-name="P9"><text:span text:style-name="Основной_20_шрифт_20_абзаца"><text:span text:style-name="T12"><text:tab/></text:span></text:span><text:span text:style-name="Основной_20_шрифт_20_абзаца"><text:span text:style-name="T15">Начал писать </text:span></text:span><text:span text:style-name="Основной_20_шрифт_20_абзаца"><text:span text:style-name="T12">RTL. </text:span></text:span></text:p>
      <text:p text:style-name="P9"><text:span text:style-name="Основной_20_шрифт_20_абзаца"><text:span text:style-name="T12"><text:tab/></text:span></text:span><text:span text:style-name="Основной_20_шрифт_20_абзаца"><text:span text:style-name="T15">Написал многотактный сумматор Ладнера-Фишера.</text:span></text:span></text:p>
      <text:p text:style-name="P9"><text:span text:style-name="Основной_20_шрифт_20_абзаца"><text:span text:style-name="T12">23.02.2021</text:span></text:span></text:p>
      <text:p text:style-name="P9"><text:span text:style-name="Основной_20_шрифт_20_абзаца"><text:span text:style-name="T12"><text:tab/></text:span></text:span><text:span text:style-name="Основной_20_шрифт_20_абзаца"><text:span text:style-name="T16">Некоторые доработки сумматора.</text:span></text:span></text:p>
      <text:p text:style-name="P9"><text:span text:style-name="Основной_20_шрифт_20_абзаца"><text:span text:style-name="T16"><text:tab/>Отладка конвеерного режима работы сумматора</text:span></text:span></text:p>
      <text:p text:style-name="P9"><text:span text:style-name="Основной_20_шрифт_20_абзаца"><text:span text:style-name="T6">*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Абзац_20_списка" style:display-name="Абзац списка" style:family="paragraph" style:parent-style-name="Standard" style:list-style-name="WWNum19">
      <style:paragraph-properties fo:margin-left="1.27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name-asian="Calibri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Calibri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weight="bold" style:font-name-asian="Calibri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Courier New"/>
    </style:style>
    <style:style style:name="ListLabel_20_17" style:display-name="ListLabel 17" style:family="text">
      <style:text-properties style:font-name-complex="Courier New"/>
    </style:style>
    <style:style style:name="Numbering_20_Symbols" style:display-name="Numbering Symbols" style:family="text"/>
    <style:style style:name="WW_5f_CharLFO20LVL2" style:display-name="WW_CharLFO20LVL2" style:family="text">
      <style:text-properties fo:font-size="14pt" style:font-size-asian="14pt" style:font-size-complex="14pt"/>
    </style:style>
    <style:style style:name="WW_5f_CharLFO23LVL2" style:display-name="WW_CharLFO23LVL2" style:family="text">
      <style:text-properties fo:font-size="14pt" style:font-size-asian="14pt" style:font-size-complex="14pt"/>
    </style:style>
    <style:style style:name="WW_5f_CharLFO24LVL2" style:display-name="WW_CharLFO24LVL2" style:family="text">
      <style:text-properties fo:font-size="14pt" style:font-size-asian="14pt" style:font-size-complex="14pt"/>
    </style:style>
    <style:style style:name="WW_5f_CharLFO25LVL2" style:display-name="WW_CharLFO25LVL2" style:family="text">
      <style:text-properties fo:font-size="14pt" style:font-size-asian="14pt" style:font-size-complex="14pt"/>
    </style:style>
    <style:style style:name="WW_5f_CharLFO26LVL2" style:display-name="WW_CharLFO26LVL2" style:family="text">
      <style:text-properties fo:font-size="14pt" style:font-size-asian="14pt" style:font-size-complex="14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/>
      </text:list-level-style-number>
      <text:list-level-style-number text:level="2" text:style-name="WW_5f_CharLFO20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/>
      </text:list-level-style-number>
      <text:list-level-style-number text:level="2" text:style-name="WW_5f_CharLFO2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/>
      </text:list-level-style-number>
      <text:list-level-style-number text:level="2" text:style-name="WW_5f_CharLFO2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/>
      </text:list-level-style-number>
      <text:list-level-style-number text:level="2" text:style-name="WW_5f_CharLFO2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/>
      </text:list-level-style-number>
      <text:list-level-style-number text:level="2" text:style-name="WW_5f_CharLFO26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1.752cm" fo:margin-left="0.926cm" fo:margin-right="0.99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initial-creator>Матвей Уфимцев</meta:initial-creator>
    <meta:creation-date>2021-02-14T06:58:00Z</meta:creation-date>
    <dc:date>2021-02-24T01:17:30.34</dc:date>
    <meta:editing-cycles>2</meta:editing-cycles>
    <meta:editing-duration>PT3M6S</meta:editing-duration>
    <meta:document-statistic meta:table-count="6" meta:image-count="0" meta:object-count="0" meta:page-count="19" meta:paragraph-count="547" meta:word-count="3188" meta:character-count="212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